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728in"/>
    </style:style>
    <style:style style:name="co3" style:family="table-column">
      <style:table-column-properties fo:break-before="auto" style:column-width="0.7744in"/>
    </style:style>
    <style:style style:name="co4" style:family="table-column">
      <style:table-column-properties fo:break-before="auto" style:column-width="1.5811in"/>
    </style:style>
    <style:style style:name="co5" style:family="table-column">
      <style:table-column-properties fo:break-before="auto" style:column-width="1.3453in"/>
    </style:style>
    <style:style style:name="co6" style:family="table-column">
      <style:table-column-properties fo:break-before="auto" style:column-width="1.6138in"/>
    </style:style>
    <style:style style:name="co7" style:family="table-column">
      <style:table-column-properties fo:break-before="auto" style:column-width="1.261in"/>
    </style:style>
    <style:style style:name="co8" style:family="table-column">
      <style:table-column-properties fo:break-before="auto" style:column-width="1.129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18"/>
    <style:style style:name="ce3" style:family="table-cell" style:parent-style-name="Default" style:data-style-name="N117"/>
    <style:style style:name="ta_extref" style:family="table">
      <style:table-properties table:display="false"/>
    </style:style>
  </office:automatic-styles>
  <office:body>
    <office:spreadsheet>
      <table:table table:name="273" table:style-name="ta1" table:print="false">
        <table:table-column table:style-name="co1" table:default-cell-style-name="Default"/>
        <table:table-column table:style-name="co1" table:number-columns-repeated="5" table:default-cell-style-name="ce1"/>
        <table:table-column table:style-name="co2" table:default-cell-style-name="ce3"/>
        <table:table-column table:style-name="co3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2"/>
          <table:table-cell office:value-type="string">
            <text:p>nrT</text:p>
          </table:table-cell>
          <table:table-cell office:value-type="string">
            <text:p>ann</text:p>
          </table:table-cell>
          <table:table-cell office:value-type="string">
            <text:p>nb</text:p>
          </table:table-cell>
          <table:table-cell office:value-type="string">
            <text:p>V</text:p>
          </table:table-cell>
          <table:table-cell office:value-type="string">
            <text:p>p</text:p>
          </table:table-cell>
          <table:table-cell table:number-columns-repeated="6"/>
        </table:table-row>
        <table:table-row table:style-name="ro2">
          <table:table-cell/>
          <table:table-cell/>
          <table:table-cell table:formula="of:=[.B4]*[.B5]*[.B6]" office:value-type="float" office:value="0.0138776">
            <text:p>1.39E-002</text:p>
          </table:table-cell>
          <table:table-cell table:formula="of:=[.B2]*[.B4]*[.B4]" office:value-type="float" office:value="0">
            <text:p>0.00E+000</text:p>
          </table:table-cell>
          <table:table-cell table:formula="of:=[.B4]*[.B3]" office:value-type="float" office:value="0.00001672">
            <text:p>1.67E-005</text:p>
          </table:table-cell>
          <table:table-cell table:formula="of:=[.F3]*10^(([.L2]-1)/10)" office:value-type="float" office:value="0.00195999721228408">
            <text:p>1.96E-003</text:p>
          </table:table-cell>
          <table:table-cell table:formula="of:=[.C3]/([.F2]-[.E3])-[.D3]/([.F2]*[.F2])" office:value-type="float" office:value="-360860.938955128">
            <text:p>-360860.9</text:p>
          </table:table-cell>
          <table:table-cell table:formula="of:=[.G2]/5000000" office:value-type="float" office:value="-0.0721721877910256">
            <text:p>-0.07</text:p>
          </table:table-cell>
          <table:table-cell table:formula="of:=15-[.H2]" office:value-type="float" office:value="15.072172187791">
            <text:p>15.072</text:p>
          </table:table-cell>
          <table:table-cell table:number-columns-repeated="2"/>
          <table:table-cell office:value-type="float" office:value="1.685">
            <text:p>1.685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office:value-type="float" office:value="0.55">
            <text:p>5.50E-001</text:p>
          </table:table-cell>
          <table:table-cell table:formula="of:=[.B5]*[.B6]*[.B7]" office:value-type="float" office:value="124624.5">
            <text:p>1.25E+005</text:p>
          </table:table-cell>
          <table:table-cell table:formula="of:=[.B3]*[.B5]*[.B5]" office:value-type="float" office:value="1663.75">
            <text:p>1.66E+003</text:p>
          </table:table-cell>
          <table:table-cell table:formula="of:=[.B5]*[.B4]" office:value-type="float" office:value="0.001672">
            <text:p>1.67E-003</text:p>
          </table:table-cell>
          <table:table-cell office:value-type="float" office:value="0.001674">
            <text:p>1.67E-003</text:p>
          </table:table-cell>
          <table:table-cell table:formula="of:=[.C3]/([.F3]-[.E3])-[.D3]/([.F3]*[.F3])" office:value-type="float" office:value="61718536175.9565">
            <text:p>61718536176.0</text:p>
          </table:table-cell>
          <table:table-cell table:formula="of:=[.G3]/5000000" office:value-type="float" office:value="12343.7072351913">
            <text:p>12343.71</text:p>
          </table:table-cell>
          <table:table-cell table:formula="of:=15-[.H3]" office:value-type="float" office:value="-12328.7072351913">
            <text:p>-12328.707</text:p>
          </table:table-cell>
          <table:table-cell office:value-type="float" office:value="273">
            <text:p>273</text:p>
          </table:table-cell>
          <table:table-cell/>
          <table:table-cell office:value-type="float" office:value="1.563">
            <text:p>1.563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0.0000304">
            <text:p>3.04E-005</text:p>
          </table:table-cell>
          <table:table-cell table:formula="of:=[.C3]" office:value-type="float" office:value="124624.5">
            <text:p>1.25E+005</text:p>
          </table:table-cell>
          <table:table-cell table:formula="of:=[.D3]" office:value-type="float" office:value="1663.75">
            <text:p>1.66E+003</text:p>
          </table:table-cell>
          <table:table-cell table:formula="of:=[.E3]" office:value-type="float" office:value="0.001672">
            <text:p>1.67E-003</text:p>
          </table:table-cell>
          <table:table-cell table:formula="of:=[.F3]*1.25" office:value-type="float" office:value="0.0020925">
            <text:p>2.09E-003</text:p>
          </table:table-cell>
          <table:table-cell table:formula="of:=[.C4]/([.F4]-[.E4])-[.D4]/([.F4]*[.F4])" office:value-type="float" office:value="-83604671.4102169">
            <text:p>-83604671.4</text:p>
          </table:table-cell>
          <table:table-cell table:formula="of:=[.G4]/5000000" office:value-type="float" office:value="-16.7209342820434">
            <text:p>-16.72</text:p>
          </table:table-cell>
          <table:table-cell table:formula="of:=15-[.H4]" office:value-type="float" office:value="31.7209342820434">
            <text:p>31.721</text:p>
          </table:table-cell>
          <table:table-cell office:value-type="float" office:value="373">
            <text:p>373</text:p>
          </table:table-cell>
          <table:table-cell/>
          <table:table-cell office:value-type="float" office:value="1.685">
            <text:p>1.685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55">
            <text:p>5.50E+001</text:p>
          </table:table-cell>
          <table:table-cell table:formula="of:=[.C4]" office:value-type="float" office:value="124624.5">
            <text:p>1.25E+005</text:p>
          </table:table-cell>
          <table:table-cell table:formula="of:=[.D4]" office:value-type="float" office:value="1663.75">
            <text:p>1.66E+003</text:p>
          </table:table-cell>
          <table:table-cell table:formula="of:=[.E4]" office:value-type="float" office:value="0.001672">
            <text:p>1.67E-003</text:p>
          </table:table-cell>
          <table:table-cell table:formula="of:=[.F3]*1.58" office:value-type="float" office:value="0.00264492">
            <text:p>2.64E-003</text:p>
          </table:table-cell>
          <table:table-cell table:formula="of:=[.C5]/([.F5]-[.E5])-[.D5]/([.F5]*[.F5])" office:value-type="float" office:value="-109734736.308941">
            <text:p>-109734736.3</text:p>
          </table:table-cell>
          <table:table-cell table:formula="of:=[.G5]/5000000" office:value-type="float" office:value="-21.9469472617882">
            <text:p>-21.95</text:p>
          </table:table-cell>
          <table:table-cell table:formula="of:=15-[.H5]" office:value-type="float" office:value="36.9469472617882">
            <text:p>36.947</text:p>
          </table:table-cell>
          <table:table-cell office:value-type="float" office:value="465">
            <text:p>465</text:p>
          </table:table-cell>
          <table:table-cell/>
          <table:table-cell office:value-type="float" office:value="9.4">
            <text:p>9.4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8.3">
            <text:p>8.30E+000</text:p>
          </table:table-cell>
          <table:table-cell table:formula="of:=[.C5]" office:value-type="float" office:value="124624.5">
            <text:p>1.25E+005</text:p>
          </table:table-cell>
          <table:table-cell table:formula="of:=[.D5]" office:value-type="float" office:value="1663.75">
            <text:p>1.66E+003</text:p>
          </table:table-cell>
          <table:table-cell table:formula="of:=[.E5]" office:value-type="float" office:value="0.001672">
            <text:p>1.67E-003</text:p>
          </table:table-cell>
          <table:table-cell table:formula="of:=[.F3]*2" office:value-type="float" office:value="0.003348">
            <text:p>3.35E-003</text:p>
          </table:table-cell>
          <table:table-cell table:formula="of:=[.C6]/([.F6]-[.E6])-[.D6]/([.F6]*[.F6])" office:value-type="float" office:value="-74070162.4560985">
            <text:p>-74070162.5</text:p>
          </table:table-cell>
          <table:table-cell table:formula="of:=[.G6]/5000000" office:value-type="float" office:value="-14.8140324912197">
            <text:p>-14.81</text:p>
          </table:table-cell>
          <table:table-cell table:formula="of:=15-[.H6]" office:value-type="float" office:value="29.8140324912197">
            <text:p>29.814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office:value-type="float" office:value="273">
            <text:p>2.73E+002</text:p>
          </table:table-cell>
          <table:table-cell table:formula="of:=[.C6]" office:value-type="float" office:value="124624.5">
            <text:p>1.25E+005</text:p>
          </table:table-cell>
          <table:table-cell table:formula="of:=[.D6]" office:value-type="float" office:value="1663.75">
            <text:p>1.66E+003</text:p>
          </table:table-cell>
          <table:table-cell table:formula="of:=[.E6]" office:value-type="float" office:value="0.001672">
            <text:p>1.67E-003</text:p>
          </table:table-cell>
          <table:table-cell table:formula="of:=[.F3]*2.5" office:value-type="float" office:value="0.004185">
            <text:p>4.19E-003</text:p>
          </table:table-cell>
          <table:table-cell table:formula="of:=[.C7]/([.F7]-[.E7])-[.D7]/([.F7]*[.F7])" office:value-type="float" office:value="-45402289.842227">
            <text:p>-45402289.8</text:p>
          </table:table-cell>
          <table:table-cell table:formula="of:=[.G7]/5000000" office:value-type="float" office:value="-9.0804579684454">
            <text:p>-9.08</text:p>
          </table:table-cell>
          <table:table-cell table:formula="of:=15-[.H7]" office:value-type="float" office:value="24.0804579684454">
            <text:p>24.080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7]" office:value-type="float" office:value="124624.5">
            <text:p>1.25E+005</text:p>
          </table:table-cell>
          <table:table-cell table:formula="of:=[.D7]" office:value-type="float" office:value="1663.75">
            <text:p>1.66E+003</text:p>
          </table:table-cell>
          <table:table-cell table:formula="of:=[.E7]" office:value-type="float" office:value="0.001672">
            <text:p>1.67E-003</text:p>
          </table:table-cell>
          <table:table-cell table:formula="of:=[.F3]*3.16" office:value-type="float" office:value="0.00528984">
            <text:p>5.29E-003</text:p>
          </table:table-cell>
          <table:table-cell table:formula="of:=[.C8]/([.F8]-[.E8])-[.D8]/([.F8]*[.F8])" office:value-type="float" office:value="-25009788.8897036">
            <text:p>-25009788.9</text:p>
          </table:table-cell>
          <table:table-cell table:formula="of:=[.G8]/5000000" office:value-type="float" office:value="-5.00195777794073">
            <text:p>-5</text:p>
          </table:table-cell>
          <table:table-cell table:formula="of:=15-[.H8]" office:value-type="float" office:value="20.0019577779407">
            <text:p>20.002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 table:number-columns-repeated="2"/>
          <table:table-cell table:formula="of:=[.C8]" office:value-type="float" office:value="124624.5">
            <text:p>1.25E+005</text:p>
          </table:table-cell>
          <table:table-cell table:formula="of:=[.D8]" office:value-type="float" office:value="1663.75">
            <text:p>1.66E+003</text:p>
          </table:table-cell>
          <table:table-cell table:formula="of:=[.E8]" office:value-type="float" office:value="0.001672">
            <text:p>1.67E-003</text:p>
          </table:table-cell>
          <table:table-cell table:formula="of:=[.F3]*5" office:value-type="float" office:value="0.00837">
            <text:p>8.37E-003</text:p>
          </table:table-cell>
          <table:table-cell table:formula="of:=[.C9]/([.F9]-[.E9])-[.D9]/([.F9]*[.F9])" office:value-type="float" office:value="-5142327.22292293">
            <text:p>-5142327.2</text:p>
          </table:table-cell>
          <table:table-cell table:formula="of:=[.G9]/5000000" office:value-type="float" office:value="-1.02846544458459">
            <text:p>-1.03</text:p>
          </table:table-cell>
          <table:table-cell table:formula="of:=15-[.H9]" office:value-type="float" office:value="16.0284654445846">
            <text:p>16.028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formula="of:=[.C9]" office:value-type="float" office:value="124624.5">
            <text:p>1.25E+005</text:p>
          </table:table-cell>
          <table:table-cell table:formula="of:=[.D9]" office:value-type="float" office:value="1663.75">
            <text:p>1.66E+003</text:p>
          </table:table-cell>
          <table:table-cell table:formula="of:=[.E9]" office:value-type="float" office:value="0.001672">
            <text:p>1.67E-003</text:p>
          </table:table-cell>
          <table:table-cell table:formula="of:=[.F3]*6.3" office:value-type="float" office:value="0.0105462">
            <text:p>1.05E-002</text:p>
          </table:table-cell>
          <table:table-cell table:formula="of:=[.C10]/([.F10]-[.E10])-[.D10]/([.F10]*[.F10])" office:value-type="float" office:value="-915313.043390674">
            <text:p>-915313.0</text:p>
          </table:table-cell>
          <table:table-cell table:formula="of:=[.G10]/5000000" office:value-type="float" office:value="-0.183062608678135">
            <text:p>-0.18</text:p>
          </table:table-cell>
          <table:table-cell table:formula="of:=15-[.H10]" office:value-type="float" office:value="15.1830626086781">
            <text:p>15.18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0]" office:value-type="float" office:value="124624.5">
            <text:p>1.25E+005</text:p>
          </table:table-cell>
          <table:table-cell table:formula="of:=[.D10]" office:value-type="float" office:value="1663.75">
            <text:p>1.66E+003</text:p>
          </table:table-cell>
          <table:table-cell table:formula="of:=[.E10]" office:value-type="float" office:value="0.001672">
            <text:p>1.67E-003</text:p>
          </table:table-cell>
          <table:table-cell table:formula="of:=[.F3]*8" office:value-type="float" office:value="0.013392">
            <text:p>1.34E-002</text:p>
          </table:table-cell>
          <table:table-cell table:formula="of:=[.C11]/([.F11]-[.E11])-[.D11]/([.F11]*[.F11])" office:value-type="float" office:value="1356711.26033063">
            <text:p>1356711.3</text:p>
          </table:table-cell>
          <table:table-cell table:formula="of:=[.G11]/5000000" office:value-type="float" office:value="0.271342252066125">
            <text:p>0.27</text:p>
          </table:table-cell>
          <table:table-cell table:formula="of:=15-[.H11]" office:value-type="float" office:value="14.7286577479339">
            <text:p>14.729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1]" office:value-type="float" office:value="124624.5">
            <text:p>1.25E+005</text:p>
          </table:table-cell>
          <table:table-cell table:formula="of:=[.D11]" office:value-type="float" office:value="1663.75">
            <text:p>1.66E+003</text:p>
          </table:table-cell>
          <table:table-cell table:formula="of:=[.E11]" office:value-type="float" office:value="0.001672">
            <text:p>1.67E-003</text:p>
          </table:table-cell>
          <table:table-cell table:formula="of:=[.F3]*10" office:value-type="float" office:value="0.01674">
            <text:p>1.67E-002</text:p>
          </table:table-cell>
          <table:table-cell table:formula="of:=[.C12]/([.F12]-[.E12])-[.D12]/([.F12]*[.F12])" office:value-type="float" office:value="2333667.44042582">
            <text:p>2333667.4</text:p>
          </table:table-cell>
          <table:table-cell table:formula="of:=[.G12]/5000000" office:value-type="float" office:value="0.466733488085164">
            <text:p>0.47</text:p>
          </table:table-cell>
          <table:table-cell table:formula="of:=15-[.H12]" office:value-type="float" office:value="14.5332665119148">
            <text:p>14.53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2]" office:value-type="float" office:value="124624.5">
            <text:p>1.25E+005</text:p>
          </table:table-cell>
          <table:table-cell table:formula="of:=[.D12]" office:value-type="float" office:value="1663.75">
            <text:p>1.66E+003</text:p>
          </table:table-cell>
          <table:table-cell table:formula="of:=[.E12]" office:value-type="float" office:value="0.001672">
            <text:p>1.67E-003</text:p>
          </table:table-cell>
          <table:table-cell table:formula="of:=[.F4]*10" office:value-type="float" office:value="0.020925">
            <text:p>2.09E-002</text:p>
          </table:table-cell>
          <table:table-cell table:formula="of:=[.C13]/([.F13]-[.E13])-[.D13]/([.F13]*[.F13])" office:value-type="float" office:value="2673222.74823528">
            <text:p>2673222.7</text:p>
          </table:table-cell>
          <table:table-cell table:formula="of:=[.G13]/5000000" office:value-type="float" office:value="0.534644549647055">
            <text:p>0.53</text:p>
          </table:table-cell>
          <table:table-cell table:formula="of:=15-[.H13]" office:value-type="float" office:value="14.4653554503529">
            <text:p>14.465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 table:number-columns-repeated="2"/>
          <table:table-cell table:formula="of:=[.C13]" office:value-type="float" office:value="124624.5">
            <text:p>1.25E+005</text:p>
          </table:table-cell>
          <table:table-cell table:formula="of:=[.D13]" office:value-type="float" office:value="1663.75">
            <text:p>1.66E+003</text:p>
          </table:table-cell>
          <table:table-cell table:formula="of:=[.E13]" office:value-type="float" office:value="0.001672">
            <text:p>1.67E-003</text:p>
          </table:table-cell>
          <table:table-cell table:formula="of:=[.F5]*10" office:value-type="float" office:value="0.0264492">
            <text:p>2.64E-002</text:p>
          </table:table-cell>
          <table:table-cell table:formula="of:=[.C14]/([.F14]-[.E14])-[.D14]/([.F14]*[.F14])" office:value-type="float" office:value="2651525.60833163">
            <text:p>2651525.6</text:p>
          </table:table-cell>
          <table:table-cell table:formula="of:=[.G14]/5000000" office:value-type="float" office:value="0.530305121666326">
            <text:p>0.53</text:p>
          </table:table-cell>
          <table:table-cell table:formula="of:=15-[.H14]" office:value-type="float" office:value="14.4696948783337">
            <text:p>14.47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4]" office:value-type="float" office:value="124624.5">
            <text:p>1.25E+005</text:p>
          </table:table-cell>
          <table:table-cell table:formula="of:=[.D14]" office:value-type="float" office:value="1663.75">
            <text:p>1.66E+003</text:p>
          </table:table-cell>
          <table:table-cell table:formula="of:=[.E14]" office:value-type="float" office:value="0.001672">
            <text:p>1.67E-003</text:p>
          </table:table-cell>
          <table:table-cell table:formula="of:=[.F6]*10" office:value-type="float" office:value="0.03348">
            <text:p>3.35E-002</text:p>
          </table:table-cell>
          <table:table-cell table:formula="of:=[.C15]/([.F15]-[.E15])-[.D15]/([.F15]*[.F15])" office:value-type="float" office:value="2433739.20748379">
            <text:p>2433739.2</text:p>
          </table:table-cell>
          <table:table-cell table:formula="of:=[.G15]/5000000" office:value-type="float" office:value="0.486747841496758">
            <text:p>0.49</text:p>
          </table:table-cell>
          <table:table-cell table:formula="of:=15-[.H15]" office:value-type="float" office:value="14.5132521585032">
            <text:p>14.513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5]" office:value-type="float" office:value="124624.5">
            <text:p>1.25E+005</text:p>
          </table:table-cell>
          <table:table-cell table:formula="of:=[.D15]" office:value-type="float" office:value="1663.75">
            <text:p>1.66E+003</text:p>
          </table:table-cell>
          <table:table-cell table:formula="of:=[.E15]" office:value-type="float" office:value="0.001672">
            <text:p>1.67E-003</text:p>
          </table:table-cell>
          <table:table-cell table:formula="of:=[.F7]*10" office:value-type="float" office:value="0.04185">
            <text:p>4.19E-002</text:p>
          </table:table-cell>
          <table:table-cell table:formula="of:=[.C16]/([.F16]-[.E16])-[.D16]/([.F16]*[.F16])" office:value-type="float" office:value="2151867.32947861">
            <text:p>2151867.3</text:p>
          </table:table-cell>
          <table:table-cell table:formula="of:=[.G16]/5000000" office:value-type="float" office:value="0.430373465895723">
            <text:p>0.43</text:p>
          </table:table-cell>
          <table:table-cell table:formula="of:=15-[.H16]" office:value-type="float" office:value="14.5696265341043">
            <text:p>14.57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6]" office:value-type="float" office:value="124624.5">
            <text:p>1.25E+005</text:p>
          </table:table-cell>
          <table:table-cell table:formula="of:=[.D16]" office:value-type="float" office:value="1663.75">
            <text:p>1.66E+003</text:p>
          </table:table-cell>
          <table:table-cell table:formula="of:=[.E16]" office:value-type="float" office:value="0.001672">
            <text:p>1.67E-003</text:p>
          </table:table-cell>
          <table:table-cell table:formula="of:=[.F8]*10" office:value-type="float" office:value="0.0528984">
            <text:p>5.29E-002</text:p>
          </table:table-cell>
          <table:table-cell table:formula="of:=[.C17]/([.F17]-[.E17])-[.D17]/([.F17]*[.F17])" office:value-type="float" office:value="1838247.8390685">
            <text:p>1838247.8</text:p>
          </table:table-cell>
          <table:table-cell table:formula="of:=[.G17]/5000000" office:value-type="float" office:value="0.367649567813699">
            <text:p>0.37</text:p>
          </table:table-cell>
          <table:table-cell table:formula="of:=15-[.H17]" office:value-type="float" office:value="14.6323504321863">
            <text:p>14.632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7]" office:value-type="float" office:value="124624.5">
            <text:p>1.25E+005</text:p>
          </table:table-cell>
          <table:table-cell table:formula="of:=[.D17]" office:value-type="float" office:value="1663.75">
            <text:p>1.66E+003</text:p>
          </table:table-cell>
          <table:table-cell table:formula="of:=[.E17]" office:value-type="float" office:value="0.001672">
            <text:p>1.67E-003</text:p>
          </table:table-cell>
          <table:table-cell table:formula="of:=[.F9]*10" office:value-type="float" office:value="0.0837">
            <text:p>8.37E-002</text:p>
          </table:table-cell>
          <table:table-cell table:formula="of:=[.C18]/([.F18]-[.E18])-[.D18]/([.F18]*[.F18])" office:value-type="float" office:value="1281806.66329024">
            <text:p>1281806.7</text:p>
          </table:table-cell>
          <table:table-cell table:formula="of:=[.G18]/5000000" office:value-type="float" office:value="0.256361332658049">
            <text:p>0.26</text:p>
          </table:table-cell>
          <table:table-cell table:formula="of:=15-[.H18]" office:value-type="float" office:value="14.743638667342">
            <text:p>14.744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8]" office:value-type="float" office:value="124624.5">
            <text:p>1.25E+005</text:p>
          </table:table-cell>
          <table:table-cell table:formula="of:=[.D18]" office:value-type="float" office:value="1663.75">
            <text:p>1.66E+003</text:p>
          </table:table-cell>
          <table:table-cell table:formula="of:=[.E18]" office:value-type="float" office:value="0.001672">
            <text:p>1.67E-003</text:p>
          </table:table-cell>
          <table:table-cell table:formula="of:=[.F10]*10" office:value-type="float" office:value="0.105462">
            <text:p>1.05E-001</text:p>
          </table:table-cell>
          <table:table-cell table:formula="of:=[.C19]/([.F19]-[.E19])-[.D19]/([.F19]*[.F19])" office:value-type="float" office:value="1051149.30406668">
            <text:p>1051149.3</text:p>
          </table:table-cell>
          <table:table-cell table:formula="of:=[.G19]/5000000" office:value-type="float" office:value="0.210229860813336">
            <text:p>0.21</text:p>
          </table:table-cell>
          <table:table-cell table:formula="of:=15-[.H19]" office:value-type="float" office:value="14.7897701391867">
            <text:p>14.79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19]" office:value-type="float" office:value="124624.5">
            <text:p>1.25E+005</text:p>
          </table:table-cell>
          <table:table-cell table:formula="of:=[.D19]" office:value-type="float" office:value="1663.75">
            <text:p>1.66E+003</text:p>
          </table:table-cell>
          <table:table-cell table:formula="of:=[.E19]" office:value-type="float" office:value="0.001672">
            <text:p>1.67E-003</text:p>
          </table:table-cell>
          <table:table-cell table:formula="of:=[.F11]*10" office:value-type="float" office:value="0.13392">
            <text:p>1.34E-001</text:p>
          </table:table-cell>
          <table:table-cell table:formula="of:=[.C20]/([.F20]-[.E20])-[.D20]/([.F20]*[.F20])" office:value-type="float" office:value="849586.730750657">
            <text:p>849586.7</text:p>
          </table:table-cell>
          <table:table-cell table:formula="of:=[.G20]/5000000" office:value-type="float" office:value="0.169917346150131">
            <text:p>0.17</text:p>
          </table:table-cell>
          <table:table-cell table:formula="of:=15-[.H20]" office:value-type="float" office:value="14.8300826538499">
            <text:p>14.830</text:p>
          </table:table-cell>
          <table:table-cell table:number-columns-repeated="4"/>
        </table:table-row>
        <table:table-row table:style-name="ro2">
          <table:table-cell table:number-columns-repeated="2"/>
          <table:table-cell table:formula="of:=[.C20]" office:value-type="float" office:value="124624.5">
            <text:p>1.25E+005</text:p>
          </table:table-cell>
          <table:table-cell table:formula="of:=[.D20]" office:value-type="float" office:value="1663.75">
            <text:p>1.66E+003</text:p>
          </table:table-cell>
          <table:table-cell table:formula="of:=[.E20]" office:value-type="float" office:value="0.001672">
            <text:p>1.67E-003</text:p>
          </table:table-cell>
          <table:table-cell table:formula="of:=[.F12]*10" office:value-type="float" office:value="0.1674">
            <text:p>1.67E-001</text:p>
          </table:table-cell>
          <table:table-cell table:formula="of:=[.C21]/([.F21]-[.E21])-[.D21]/([.F21]*[.F21])" office:value-type="float" office:value="692610.781140212">
            <text:p>692610.8</text:p>
          </table:table-cell>
          <table:table-cell table:formula="of:=[.G21]/5000000" office:value-type="float" office:value="0.138522156228042">
            <text:p>0.14</text:p>
          </table:table-cell>
          <table:table-cell table:formula="of:=15-[.H21]" office:value-type="float" office:value="14.861477843772">
            <text:p>14.861</text:p>
          </table:table-cell>
          <table:table-cell table:number-columns-repeated="4"/>
        </table:table-row>
        <table:table-row table:style-name="ro2" table:number-rows-repeated="9">
          <table:table-cell table:number-columns-repeated="13"/>
        </table:table-row>
        <table:table-row table:style-name="ro2" table:number-rows-repeated="2">
          <table:table-cell table:number-columns-repeated="2"/>
          <table:table-cell table:style-name="ce2" table:number-columns-repeated="6"/>
          <table:table-cell table:number-columns-repeated="5"/>
        </table:table-row>
        <table:table-row table:style-name="ro2" table:number-rows-repeated="104854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373" table:style-name="ta1" table:print="false">
        <table:table-column table:style-name="co1" table:number-columns-repeated="6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3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765165629415301">
            <text:p>7.65E-003</text:p>
          </table:table-cell>
          <table:table-cell table:style-name="ce3" table:formula="of:=[.C3]/([.F2]-[.E3])-[.D3]/([.F2]*[.F2])" office:value-type="float" office:value="58703.0762373246">
            <text:p>58703.1</text:p>
          </table:table-cell>
          <table:table-cell table:formula="of:=[.G2]/5000000" office:value-type="float" office:value="0.0117406152474649">
            <text:p>0.01</text:p>
          </table:table-cell>
          <table:table-cell table:style-name="ce2" table:formula="of:=15-[.H2]" office:value-type="float" office:value="14.9882593847525">
            <text:p>14.988</text:p>
          </table:table-cell>
          <table:table-cell table:number-columns-repeated="2"/>
          <table:table-cell office:value-type="float" office:value="7.6">
            <text:p>7.60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170274.5">
            <text:p>1.70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1" office:value-type="float" office:value="0.001674">
            <text:p>1.67E-003</text:p>
          </table:table-cell>
          <table:table-cell table:style-name="ce3" table:formula="of:=[.C3]/([.F3]-[.E3])-[.D3]/([.F3]*[.F3])" office:value-type="float" office:value="84543536175.9584">
            <text:p>84543536176.0</text:p>
          </table:table-cell>
          <table:table-cell table:formula="of:=[.G3]/5000000" office:value-type="float" office:value="16908.7072351917">
            <text:p>16908.71</text:p>
          </table:table-cell>
          <table:table-cell table:style-name="ce2" table:formula="of:=15-[.H3]" office:value-type="float" office:value="-16893.7072351917">
            <text:p>-16893.707</text:p>
          </table:table-cell>
          <table:table-cell office:value-type="float" office:value="273">
            <text:p>273</text:p>
          </table:table-cell>
          <table:table-cell/>
          <table:table-cell office:value-type="float" office:value="1.83">
            <text:p>1.83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170274.5">
            <text:p>1.70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1" table:formula="of:=[.F3]*1.25" office:value-type="float" office:value="0.0020925">
            <text:p>2.09E-003</text:p>
          </table:table-cell>
          <table:table-cell table:style-name="ce3" table:formula="of:=[.C4]/([.F4]-[.E4])-[.D4]/([.F4]*[.F4])" office:value-type="float" office:value="24956565.212851">
            <text:p>24956565.2</text:p>
          </table:table-cell>
          <table:table-cell table:formula="of:=[.G4]/5000000" office:value-type="float" office:value="4.9913130425702">
            <text:p>4.99</text:p>
          </table:table-cell>
          <table:table-cell table:style-name="ce2" table:formula="of:=15-[.H4]" office:value-type="float" office:value="10.0086869574298">
            <text:p>10.009</text:p>
          </table:table-cell>
          <table:table-cell office:value-type="float" office:value="373">
            <text:p>373</text:p>
          </table:table-cell>
          <table:table-cell/>
          <table:table-cell office:value-type="float" office:value="2.07">
            <text:p>2.07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170274.5">
            <text:p>1.70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1" table:formula="of:=[.F3]*1.58" office:value-type="float" office:value="0.00264492">
            <text:p>2.64E-003</text:p>
          </table:table-cell>
          <table:table-cell table:style-name="ce3" table:formula="of:=[.C5]/([.F5]-[.E5])-[.D5]/([.F5]*[.F5])" office:value-type="float" office:value="-62814126.1868341">
            <text:p>-62814126.2</text:p>
          </table:table-cell>
          <table:table-cell table:formula="of:=[.G5]/5000000" office:value-type="float" office:value="-12.5628252373668">
            <text:p>-12.56</text:p>
          </table:table-cell>
          <table:table-cell table:style-name="ce2" table:formula="of:=15-[.H5]" office:value-type="float" office:value="27.5628252373668">
            <text:p>27.563</text:p>
          </table:table-cell>
          <table:table-cell office:value-type="float" office:value="465">
            <text:p>465</text:p>
          </table:table-cell>
          <table:table-cell/>
          <table:table-cell office:value-type="float" office:value="7.6">
            <text:p>7.6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170274.5">
            <text:p>1.70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1" table:formula="of:=[.F3]*2" office:value-type="float" office:value="0.003348">
            <text:p>3.35E-003</text:p>
          </table:table-cell>
          <table:table-cell table:style-name="ce3" table:formula="of:=[.C6]/([.F6]-[.E6])-[.D6]/([.F6]*[.F6])" office:value-type="float" office:value="-46832692.289034">
            <text:p>-46832692.3</text:p>
          </table:table-cell>
          <table:table-cell table:formula="of:=[.G6]/5000000" office:value-type="float" office:value="-9.3665384578068">
            <text:p>-9.37</text:p>
          </table:table-cell>
          <table:table-cell table:style-name="ce2" table:formula="of:=15-[.H6]" office:value-type="float" office:value="24.3665384578068">
            <text:p>24.367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373">
            <text:p>3.73E+002</text:p>
          </table:table-cell>
          <table:table-cell table:style-name="ce1" table:formula="of:=[.C6]" office:value-type="float" office:value="170274.5">
            <text:p>1.70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1" table:formula="of:=[.F3]*2.5" office:value-type="float" office:value="0.004185">
            <text:p>4.19E-003</text:p>
          </table:table-cell>
          <table:table-cell table:style-name="ce3" table:formula="of:=[.C7]/([.F7]-[.E7])-[.D7]/([.F7]*[.F7])" office:value-type="float" office:value="-27236750.6460471">
            <text:p>-27236750.6</text:p>
          </table:table-cell>
          <table:table-cell table:formula="of:=[.G7]/5000000" office:value-type="float" office:value="-5.44735012920943">
            <text:p>-5.45</text:p>
          </table:table-cell>
          <table:table-cell table:style-name="ce2" table:formula="of:=15-[.H7]" office:value-type="float" office:value="20.4473501292094">
            <text:p>20.447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170274.5">
            <text:p>1.70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1" table:formula="of:=[.F3]*3.16" office:value-type="float" office:value="0.00528984">
            <text:p>5.29E-003</text:p>
          </table:table-cell>
          <table:table-cell table:style-name="ce3" table:formula="of:=[.C8]/([.F8]-[.E8])-[.D8]/([.F8]*[.F8])" office:value-type="float" office:value="-12391762.6641105">
            <text:p>-12391762.7</text:p>
          </table:table-cell>
          <table:table-cell table:formula="of:=[.G8]/5000000" office:value-type="float" office:value="-2.47835253282209">
            <text:p>-2.48</text:p>
          </table:table-cell>
          <table:table-cell table:style-name="ce2" table:formula="of:=15-[.H8]" office:value-type="float" office:value="17.4783525328221">
            <text:p>17.478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170274.5">
            <text:p>1.70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1" table:formula="of:=[.F3]*5" office:value-type="float" office:value="0.00837">
            <text:p>8.37E-003</text:p>
          </table:table-cell>
          <table:table-cell table:style-name="ce3" table:formula="of:=[.C9]/([.F9]-[.E9])-[.D9]/([.F9]*[.F9])" office:value-type="float" office:value="1673140.08074981">
            <text:p>1673140.1</text:p>
          </table:table-cell>
          <table:table-cell table:formula="of:=[.G9]/5000000" office:value-type="float" office:value="0.334628016149962">
            <text:p>0.33</text:p>
          </table:table-cell>
          <table:table-cell table:style-name="ce2" table:formula="of:=15-[.H9]" office:value-type="float" office:value="14.66537198385">
            <text:p>14.665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170274.5">
            <text:p>1.70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1" table:formula="of:=[.F3]*6.3" office:value-type="float" office:value="0.0105462">
            <text:p>1.05E-002</text:p>
          </table:table-cell>
          <table:table-cell table:style-name="ce3" table:formula="of:=[.C10]/([.F10]-[.E10])-[.D10]/([.F10]*[.F10])" office:value-type="float" office:value="4228812.62427514">
            <text:p>4228812.6</text:p>
          </table:table-cell>
          <table:table-cell table:formula="of:=[.G10]/5000000" office:value-type="float" office:value="0.845762524855029">
            <text:p>0.85</text:p>
          </table:table-cell>
          <table:table-cell table:style-name="ce2" table:formula="of:=15-[.H10]" office:value-type="float" office:value="14.154237475145">
            <text:p>14.154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170274.5">
            <text:p>1.70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1" table:formula="of:=[.F3]*8" office:value-type="float" office:value="0.013392">
            <text:p>1.34E-002</text:p>
          </table:table-cell>
          <table:table-cell table:style-name="ce3" table:formula="of:=[.C11]/([.F11]-[.E11])-[.D11]/([.F11]*[.F11])" office:value-type="float" office:value="5251762.45486988">
            <text:p>5251762.5</text:p>
          </table:table-cell>
          <table:table-cell table:formula="of:=[.G11]/5000000" office:value-type="float" office:value="1.05035249097398">
            <text:p>1.05</text:p>
          </table:table-cell>
          <table:table-cell table:style-name="ce2" table:formula="of:=15-[.H11]" office:value-type="float" office:value="13.949647509026">
            <text:p>13.95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170274.5">
            <text:p>1.70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1" table:formula="of:=[.F3]*10" office:value-type="float" office:value="0.01674">
            <text:p>1.67E-002</text:p>
          </table:table-cell>
          <table:table-cell table:style-name="ce3" table:formula="of:=[.C12]/([.F12]-[.E12])-[.D12]/([.F12]*[.F12])" office:value-type="float" office:value="5363266.59094347">
            <text:p>5363266.6</text:p>
          </table:table-cell>
          <table:table-cell table:formula="of:=[.G12]/5000000" office:value-type="float" office:value="1.07265331818869">
            <text:p>1.07</text:p>
          </table:table-cell>
          <table:table-cell table:style-name="ce2" table:formula="of:=15-[.H12]" office:value-type="float" office:value="13.9273466818113">
            <text:p>13.927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170274.5">
            <text:p>1.70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1" table:formula="of:=[.F4]*10" office:value-type="float" office:value="0.020925">
            <text:p>2.09E-002</text:p>
          </table:table-cell>
          <table:table-cell table:style-name="ce3" table:formula="of:=[.C13]/([.F13]-[.E13])-[.D13]/([.F13]*[.F13])" office:value-type="float" office:value="5044281.80396685">
            <text:p>5044281.8</text:p>
          </table:table-cell>
          <table:table-cell table:formula="of:=[.G13]/5000000" office:value-type="float" office:value="1.00885636079337">
            <text:p>1.01</text:p>
          </table:table-cell>
          <table:table-cell table:style-name="ce2" table:formula="of:=15-[.H13]" office:value-type="float" office:value="13.9911436392066">
            <text:p>13.991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170274.5">
            <text:p>1.70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1" table:formula="of:=[.F5]*10" office:value-type="float" office:value="0.0264492">
            <text:p>2.64E-002</text:p>
          </table:table-cell>
          <table:table-cell table:style-name="ce3" table:formula="of:=[.C14]/([.F14]-[.E14])-[.D14]/([.F14]*[.F14])" office:value-type="float" office:value="4493945.25219777">
            <text:p>4493945.3</text:p>
          </table:table-cell>
          <table:table-cell table:formula="of:=[.G14]/5000000" office:value-type="float" office:value="0.898789050439553">
            <text:p>0.9</text:p>
          </table:table-cell>
          <table:table-cell table:style-name="ce2" table:formula="of:=15-[.H14]" office:value-type="float" office:value="14.1012109495604">
            <text:p>14.101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170274.5">
            <text:p>1.70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1" table:formula="of:=[.F6]*10" office:value-type="float" office:value="0.03348">
            <text:p>3.35E-002</text:p>
          </table:table-cell>
          <table:table-cell table:style-name="ce3" table:formula="of:=[.C15]/([.F15]-[.E15])-[.D15]/([.F15]*[.F15])" office:value-type="float" office:value="3868912.74873128">
            <text:p>3868912.7</text:p>
          </table:table-cell>
          <table:table-cell table:formula="of:=[.G15]/5000000" office:value-type="float" office:value="0.773782549746255">
            <text:p>0.77</text:p>
          </table:table-cell>
          <table:table-cell table:style-name="ce2" table:formula="of:=15-[.H15]" office:value-type="float" office:value="14.2262174502537">
            <text:p>14.226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170274.5">
            <text:p>1.70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1" table:formula="of:=[.F7]*10" office:value-type="float" office:value="0.04185">
            <text:p>4.19E-002</text:p>
          </table:table-cell>
          <table:table-cell table:style-name="ce3" table:formula="of:=[.C16]/([.F16]-[.E16])-[.D16]/([.F16]*[.F16])" office:value-type="float" office:value="3288061.26645905">
            <text:p>3288061.3</text:p>
          </table:table-cell>
          <table:table-cell table:formula="of:=[.G16]/5000000" office:value-type="float" office:value="0.65761225329181">
            <text:p>0.66</text:p>
          </table:table-cell>
          <table:table-cell table:style-name="ce2" table:formula="of:=15-[.H16]" office:value-type="float" office:value="14.3423877467082">
            <text:p>14.34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170274.5">
            <text:p>1.70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1" table:formula="of:=[.F8]*10" office:value-type="float" office:value="0.0528984">
            <text:p>5.29E-002</text:p>
          </table:table-cell>
          <table:table-cell table:style-name="ce3" table:formula="of:=[.C17]/([.F17]-[.E17])-[.D17]/([.F17]*[.F17])" office:value-type="float" office:value="2729389.90644001">
            <text:p>2729389.9</text:p>
          </table:table-cell>
          <table:table-cell table:formula="of:=[.G17]/5000000" office:value-type="float" office:value="0.545877981288002">
            <text:p>0.55</text:p>
          </table:table-cell>
          <table:table-cell table:style-name="ce2" table:formula="of:=15-[.H17]" office:value-type="float" office:value="14.454122018712">
            <text:p>14.454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170274.5">
            <text:p>1.70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1" table:formula="of:=[.F9]*10" office:value-type="float" office:value="0.0837">
            <text:p>8.37E-002</text:p>
          </table:table-cell>
          <table:table-cell table:style-name="ce3" table:formula="of:=[.C18]/([.F18]-[.E18])-[.D18]/([.F18]*[.F18])" office:value-type="float" office:value="1838323.95007037">
            <text:p>1838324.0</text:p>
          </table:table-cell>
          <table:table-cell table:formula="of:=[.G18]/5000000" office:value-type="float" office:value="0.367664790014073">
            <text:p>0.37</text:p>
          </table:table-cell>
          <table:table-cell table:style-name="ce2" table:formula="of:=15-[.H18]" office:value-type="float" office:value="14.6323352099859">
            <text:p>14.63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170274.5">
            <text:p>1.70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1" table:formula="of:=[.F10]*10" office:value-type="float" office:value="0.105462">
            <text:p>1.05E-001</text:p>
          </table:table-cell>
          <table:table-cell table:style-name="ce3" table:formula="of:=[.C19]/([.F19]-[.E19])-[.D19]/([.F19]*[.F19])" office:value-type="float" office:value="1490979.73089007">
            <text:p>1490979.7</text:p>
          </table:table-cell>
          <table:table-cell table:formula="of:=[.G19]/5000000" office:value-type="float" office:value="0.298195946178015">
            <text:p>0.3</text:p>
          </table:table-cell>
          <table:table-cell table:style-name="ce2" table:formula="of:=15-[.H19]" office:value-type="float" office:value="14.701804053822">
            <text:p>14.70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170274.5">
            <text:p>1.70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1" table:formula="of:=[.F11]*10" office:value-type="float" office:value="0.13392">
            <text:p>1.34E-001</text:p>
          </table:table-cell>
          <table:table-cell table:style-name="ce3" table:formula="of:=[.C20]/([.F20]-[.E20])-[.D20]/([.F20]*[.F20])" office:value-type="float" office:value="1194771.53505772">
            <text:p>1194771.5</text:p>
          </table:table-cell>
          <table:table-cell table:formula="of:=[.G20]/5000000" office:value-type="float" office:value="0.238954307011543">
            <text:p>0.24</text:p>
          </table:table-cell>
          <table:table-cell table:style-name="ce2" table:formula="of:=15-[.H20]" office:value-type="float" office:value="14.7610456929885">
            <text:p>14.761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170274.5">
            <text:p>1.70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1" table:formula="of:=[.F12]*10" office:value-type="float" office:value="0.1674">
            <text:p>1.67E-001</text:p>
          </table:table-cell>
          <table:table-cell table:style-name="ce3" table:formula="of:=[.C21]/([.F21]-[.E21])-[.D21]/([.F21]*[.F21])" office:value-type="float" office:value="968062.123098119">
            <text:p>968062.1</text:p>
          </table:table-cell>
          <table:table-cell table:formula="of:=[.G21]/5000000" office:value-type="float" office:value="0.193612424619624">
            <text:p>0.19</text:p>
          </table:table-cell>
          <table:table-cell table:style-name="ce2" table:formula="of:=15-[.H21]" office:value-type="float" office:value="14.8063875753804">
            <text:p>14.806</text:p>
          </table:table-cell>
          <table:table-cell table:number-columns-repeated="4"/>
        </table:table-row>
        <table:table-row table:style-name="ro2" table:number-rows-repeated="9">
          <table:table-cell/>
          <table:table-cell table:style-name="ce1" table:number-columns-repeated="5"/>
          <table:table-cell table:style-name="ce3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465" table:style-name="ta1" table:print="false">
        <table:table-column table:style-name="co1" table:number-columns-repeated="6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3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541695781700198">
            <text:p>5.42E-003</text:p>
          </table:table-cell>
          <table:table-cell table:style-name="ce3" table:formula="of:=[.C3]/([.F2]-[.E3])-[.D3]/([.F2]*[.F2])" office:value-type="float" office:value="-17016.1264508218">
            <text:p>-17016.1</text:p>
          </table:table-cell>
          <table:table-cell table:formula="of:=[.G2]/5000000" office:value-type="float" office:value="-0.00340322529016435">
            <text:p>0</text:p>
          </table:table-cell>
          <table:table-cell table:style-name="ce2" table:formula="of:=15-[.H2]" office:value-type="float" office:value="15.0034032252902">
            <text:p>15.003</text:p>
          </table:table-cell>
          <table:table-cell table:number-columns-repeated="2"/>
          <table:table-cell office:value-type="float" office:value="6.1">
            <text:p>6.10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212272.5">
            <text:p>2.12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1" office:value-type="float" office:value="0.001674">
            <text:p>1.67E-003</text:p>
          </table:table-cell>
          <table:table-cell table:style-name="ce3" table:formula="of:=[.C3]/([.F3]-[.E3])-[.D3]/([.F3]*[.F3])" office:value-type="float" office:value="105542536175.96">
            <text:p>105542536176.0</text:p>
          </table:table-cell>
          <table:table-cell table:formula="of:=[.G3]/5000000" office:value-type="float" office:value="21108.507235192">
            <text:p>21108.51</text:p>
          </table:table-cell>
          <table:table-cell table:style-name="ce2" table:formula="of:=15-[.H3]" office:value-type="float" office:value="-21093.507235192">
            <text:p>-21093.507</text:p>
          </table:table-cell>
          <table:table-cell office:value-type="float" office:value="273">
            <text:p>273</text:p>
          </table:table-cell>
          <table:table-cell/>
          <table:table-cell office:value-type="float" office:value="2.12">
            <text:p>2.1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212272.5">
            <text:p>2.12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1" table:formula="of:=[.F3]*1.25" office:value-type="float" office:value="0.0020925">
            <text:p>2.09E-003</text:p>
          </table:table-cell>
          <table:table-cell table:style-name="ce3" table:formula="of:=[.C4]/([.F4]-[.E4])-[.D4]/([.F4]*[.F4])" office:value-type="float" office:value="124832902.906073">
            <text:p>124832902.9</text:p>
          </table:table-cell>
          <table:table-cell table:formula="of:=[.G4]/5000000" office:value-type="float" office:value="24.9665805812147">
            <text:p>24.97</text:p>
          </table:table-cell>
          <table:table-cell table:style-name="ce2" table:formula="of:=15-[.H4]" office:value-type="float" office:value="-9.96658058121469">
            <text:p>-9.967</text:p>
          </table:table-cell>
          <table:table-cell office:value-type="float" office:value="373">
            <text:p>373</text:p>
          </table:table-cell>
          <table:table-cell/>
          <table:table-cell office:value-type="float" office:value="2.6">
            <text:p>2.6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212272.5">
            <text:p>2.12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1" table:formula="of:=[.F3]*1.58" office:value-type="float" office:value="0.00264492">
            <text:p>2.64E-003</text:p>
          </table:table-cell>
          <table:table-cell table:style-name="ce3" table:formula="of:=[.C5]/([.F5]-[.E5])-[.D5]/([.F5]*[.F5])" office:value-type="float" office:value="-19647164.874496">
            <text:p>-19647164.9</text:p>
          </table:table-cell>
          <table:table-cell table:formula="of:=[.G5]/5000000" office:value-type="float" office:value="-3.9294329748992">
            <text:p>-3.93</text:p>
          </table:table-cell>
          <table:table-cell table:style-name="ce2" table:formula="of:=15-[.H5]" office:value-type="float" office:value="18.9294329748992">
            <text:p>18.929</text:p>
          </table:table-cell>
          <table:table-cell office:value-type="float" office:value="465">
            <text:p>465</text:p>
          </table:table-cell>
          <table:table-cell/>
          <table:table-cell office:value-type="float" office:value="6.1">
            <text:p>6.100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212272.5">
            <text:p>2.12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1" table:formula="of:=[.F3]*2" office:value-type="float" office:value="0.003348">
            <text:p>3.35E-003</text:p>
          </table:table-cell>
          <table:table-cell table:style-name="ce3" table:formula="of:=[.C6]/([.F6]-[.E6])-[.D6]/([.F6]*[.F6])" office:value-type="float" office:value="-21774219.7353347">
            <text:p>-21774219.7</text:p>
          </table:table-cell>
          <table:table-cell table:formula="of:=[.G6]/5000000" office:value-type="float" office:value="-4.35484394706695">
            <text:p>-4.35</text:p>
          </table:table-cell>
          <table:table-cell table:style-name="ce2" table:formula="of:=15-[.H6]" office:value-type="float" office:value="19.3548439470669">
            <text:p>19.355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465">
            <text:p>4.65E+002</text:p>
          </table:table-cell>
          <table:table-cell table:style-name="ce1" table:formula="of:=[.C6]" office:value-type="float" office:value="212272.5">
            <text:p>2.12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1" table:formula="of:=[.F3]*2.5" office:value-type="float" office:value="0.004185">
            <text:p>4.19E-003</text:p>
          </table:table-cell>
          <table:table-cell table:style-name="ce3" table:formula="of:=[.C7]/([.F7]-[.E7])-[.D7]/([.F7]*[.F7])" office:value-type="float" office:value="-10524454.5855616">
            <text:p>-10524454.6</text:p>
          </table:table-cell>
          <table:table-cell table:formula="of:=[.G7]/5000000" office:value-type="float" office:value="-2.10489091711233">
            <text:p>-2.1</text:p>
          </table:table-cell>
          <table:table-cell table:style-name="ce2" table:formula="of:=15-[.H7]" office:value-type="float" office:value="17.1048909171123">
            <text:p>17.105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212272.5">
            <text:p>2.12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1" table:formula="of:=[.F3]*3.16" office:value-type="float" office:value="0.00528984">
            <text:p>5.29E-003</text:p>
          </table:table-cell>
          <table:table-cell table:style-name="ce3" table:formula="of:=[.C8]/([.F8]-[.E8])-[.D8]/([.F8]*[.F8])" office:value-type="float" office:value="-783178.536564738">
            <text:p>-783178.5</text:p>
          </table:table-cell>
          <table:table-cell table:formula="of:=[.G8]/5000000" office:value-type="float" office:value="-0.156635707312948">
            <text:p>-0.16</text:p>
          </table:table-cell>
          <table:table-cell table:style-name="ce2" table:formula="of:=15-[.H8]" office:value-type="float" office:value="15.1566357073129">
            <text:p>15.157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212272.5">
            <text:p>2.12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1" table:formula="of:=[.F3]*5" office:value-type="float" office:value="0.00837">
            <text:p>8.37E-003</text:p>
          </table:table-cell>
          <table:table-cell table:style-name="ce3" table:formula="of:=[.C9]/([.F9]-[.E9])-[.D9]/([.F9]*[.F9])" office:value-type="float" office:value="7943370.00012873">
            <text:p>7943370.0</text:p>
          </table:table-cell>
          <table:table-cell table:formula="of:=[.G9]/5000000" office:value-type="float" office:value="1.58867400002575">
            <text:p>1.59</text:p>
          </table:table-cell>
          <table:table-cell table:style-name="ce2" table:formula="of:=15-[.H9]" office:value-type="float" office:value="13.4113259999743">
            <text:p>13.411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212272.5">
            <text:p>2.12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1" table:formula="of:=[.F3]*6.3" office:value-type="float" office:value="0.0105462">
            <text:p>1.05E-002</text:p>
          </table:table-cell>
          <table:table-cell table:style-name="ce3" table:formula="of:=[.C10]/([.F10]-[.E10])-[.D10]/([.F10]*[.F10])" office:value-type="float" office:value="8961408.2385277">
            <text:p>8961408.2</text:p>
          </table:table-cell>
          <table:table-cell table:formula="of:=[.G10]/5000000" office:value-type="float" office:value="1.79228164770554">
            <text:p>1.79</text:p>
          </table:table-cell>
          <table:table-cell table:style-name="ce2" table:formula="of:=15-[.H10]" office:value-type="float" office:value="13.2077183522945">
            <text:p>13.20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212272.5">
            <text:p>2.12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1" table:formula="of:=[.F3]*8" office:value-type="float" office:value="0.013392">
            <text:p>1.34E-002</text:p>
          </table:table-cell>
          <table:table-cell table:style-name="ce3" table:formula="of:=[.C11]/([.F11]-[.E11])-[.D11]/([.F11]*[.F11])" office:value-type="float" office:value="8835209.55384599">
            <text:p>8835209.6</text:p>
          </table:table-cell>
          <table:table-cell table:formula="of:=[.G11]/5000000" office:value-type="float" office:value="1.7670419107692">
            <text:p>1.77</text:p>
          </table:table-cell>
          <table:table-cell table:style-name="ce2" table:formula="of:=15-[.H11]" office:value-type="float" office:value="13.2329580892308">
            <text:p>13.233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212272.5">
            <text:p>2.12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1" table:formula="of:=[.F3]*10" office:value-type="float" office:value="0.01674">
            <text:p>1.67E-002</text:p>
          </table:table-cell>
          <table:table-cell table:style-name="ce3" table:formula="of:=[.C12]/([.F12]-[.E12])-[.D12]/([.F12]*[.F12])" office:value-type="float" office:value="8150497.80941971">
            <text:p>8150497.8</text:p>
          </table:table-cell>
          <table:table-cell table:formula="of:=[.G12]/5000000" office:value-type="float" office:value="1.63009956188394">
            <text:p>1.63</text:p>
          </table:table-cell>
          <table:table-cell table:style-name="ce2" table:formula="of:=15-[.H12]" office:value-type="float" office:value="13.3699004381161">
            <text:p>13.37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212272.5">
            <text:p>2.12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1" table:formula="of:=[.F4]*10" office:value-type="float" office:value="0.020925">
            <text:p>2.09E-002</text:p>
          </table:table-cell>
          <table:table-cell table:style-name="ce3" table:formula="of:=[.C13]/([.F13]-[.E13])-[.D13]/([.F13]*[.F13])" office:value-type="float" office:value="7225656.1352399">
            <text:p>7225656.1</text:p>
          </table:table-cell>
          <table:table-cell table:formula="of:=[.G13]/5000000" office:value-type="float" office:value="1.44513122704798">
            <text:p>1.45</text:p>
          </table:table-cell>
          <table:table-cell table:style-name="ce2" table:formula="of:=15-[.H13]" office:value-type="float" office:value="13.554868772952">
            <text:p>13.555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212272.5">
            <text:p>2.12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1" table:formula="of:=[.F5]*10" office:value-type="float" office:value="0.0264492">
            <text:p>2.64E-002</text:p>
          </table:table-cell>
          <table:table-cell table:style-name="ce3" table:formula="of:=[.C14]/([.F14]-[.E14])-[.D14]/([.F14]*[.F14])" office:value-type="float" office:value="6188971.32455461">
            <text:p>6188971.3</text:p>
          </table:table-cell>
          <table:table-cell table:formula="of:=[.G14]/5000000" office:value-type="float" office:value="1.23779426491092">
            <text:p>1.24</text:p>
          </table:table-cell>
          <table:table-cell table:style-name="ce2" table:formula="of:=15-[.H14]" office:value-type="float" office:value="13.7622057350891">
            <text:p>13.76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212272.5">
            <text:p>2.12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1" table:formula="of:=[.F6]*10" office:value-type="float" office:value="0.03348">
            <text:p>3.35E-002</text:p>
          </table:table-cell>
          <table:table-cell table:style-name="ce3" table:formula="of:=[.C15]/([.F15]-[.E15])-[.D15]/([.F15]*[.F15])" office:value-type="float" office:value="5189272.40667896">
            <text:p>5189272.4</text:p>
          </table:table-cell>
          <table:table-cell table:formula="of:=[.G15]/5000000" office:value-type="float" office:value="1.03785448133579">
            <text:p>1.04</text:p>
          </table:table-cell>
          <table:table-cell table:style-name="ce2" table:formula="of:=15-[.H15]" office:value-type="float" office:value="13.9621455186642">
            <text:p>13.96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212272.5">
            <text:p>2.12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1" table:formula="of:=[.F7]*10" office:value-type="float" office:value="0.04185">
            <text:p>4.19E-002</text:p>
          </table:table-cell>
          <table:table-cell table:style-name="ce3" table:formula="of:=[.C16]/([.F16]-[.E16])-[.D16]/([.F16]*[.F16])" office:value-type="float" office:value="4333359.68848105">
            <text:p>4333359.7</text:p>
          </table:table-cell>
          <table:table-cell table:formula="of:=[.G16]/5000000" office:value-type="float" office:value="0.86667193769621">
            <text:p>0.87</text:p>
          </table:table-cell>
          <table:table-cell table:style-name="ce2" table:formula="of:=15-[.H16]" office:value-type="float" office:value="14.1333280623038">
            <text:p>14.133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212272.5">
            <text:p>2.12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1" table:formula="of:=[.F8]*10" office:value-type="float" office:value="0.0528984">
            <text:p>5.29E-002</text:p>
          </table:table-cell>
          <table:table-cell table:style-name="ce3" table:formula="of:=[.C17]/([.F17]-[.E17])-[.D17]/([.F17]*[.F17])" office:value-type="float" office:value="3549240.6084218">
            <text:p>3549240.6</text:p>
          </table:table-cell>
          <table:table-cell table:formula="of:=[.G17]/5000000" office:value-type="float" office:value="0.70984812168436">
            <text:p>0.71</text:p>
          </table:table-cell>
          <table:table-cell table:style-name="ce2" table:formula="of:=15-[.H17]" office:value-type="float" office:value="14.2901518783156">
            <text:p>14.29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212272.5">
            <text:p>2.12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1" table:formula="of:=[.F9]*10" office:value-type="float" office:value="0.0837">
            <text:p>8.37E-002</text:p>
          </table:table-cell>
          <table:table-cell table:style-name="ce3" table:formula="of:=[.C18]/([.F18]-[.E18])-[.D18]/([.F18]*[.F18])" office:value-type="float" office:value="2350319.85390808">
            <text:p>2350319.9</text:p>
          </table:table-cell>
          <table:table-cell table:formula="of:=[.G18]/5000000" office:value-type="float" office:value="0.470063970781616">
            <text:p>0.47</text:p>
          </table:table-cell>
          <table:table-cell table:style-name="ce2" table:formula="of:=15-[.H18]" office:value-type="float" office:value="14.5299360292184">
            <text:p>14.53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212272.5">
            <text:p>2.12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1" table:formula="of:=[.F10]*10" office:value-type="float" office:value="0.105462">
            <text:p>1.05E-001</text:p>
          </table:table-cell>
          <table:table-cell table:style-name="ce3" table:formula="of:=[.C19]/([.F19]-[.E19])-[.D19]/([.F19]*[.F19])" office:value-type="float" office:value="1895623.7235676">
            <text:p>1895623.7</text:p>
          </table:table-cell>
          <table:table-cell table:formula="of:=[.G19]/5000000" office:value-type="float" office:value="0.379124744713519">
            <text:p>0.38</text:p>
          </table:table-cell>
          <table:table-cell table:style-name="ce2" table:formula="of:=15-[.H19]" office:value-type="float" office:value="14.6208752552865">
            <text:p>14.621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212272.5">
            <text:p>2.12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1" table:formula="of:=[.F11]*10" office:value-type="float" office:value="0.13392">
            <text:p>1.34E-001</text:p>
          </table:table-cell>
          <table:table-cell table:style-name="ce3" table:formula="of:=[.C20]/([.F20]-[.E20])-[.D20]/([.F20]*[.F20])" office:value-type="float" office:value="1512341.55502021">
            <text:p>1512341.6</text:p>
          </table:table-cell>
          <table:table-cell table:formula="of:=[.G20]/5000000" office:value-type="float" office:value="0.302468311004042">
            <text:p>0.3</text:p>
          </table:table-cell>
          <table:table-cell table:style-name="ce2" table:formula="of:=15-[.H20]" office:value-type="float" office:value="14.697531688996">
            <text:p>14.69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212272.5">
            <text:p>2.12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1" table:formula="of:=[.F12]*10" office:value-type="float" office:value="0.1674">
            <text:p>1.67E-001</text:p>
          </table:table-cell>
          <table:table-cell table:style-name="ce3" table:formula="of:=[.C21]/([.F21]-[.E21])-[.D21]/([.F21]*[.F21])" office:value-type="float" office:value="1221477.35769939">
            <text:p>1221477.4</text:p>
          </table:table-cell>
          <table:table-cell table:formula="of:=[.G21]/5000000" office:value-type="float" office:value="0.244295471539879">
            <text:p>0.24</text:p>
          </table:table-cell>
          <table:table-cell table:style-name="ce2" table:formula="of:=15-[.H21]" office:value-type="float" office:value="14.7557045284601">
            <text:p>14.756</text:p>
          </table:table-cell>
          <table:table-cell table:number-columns-repeated="4"/>
        </table:table-row>
        <table:table-row table:style-name="ro2" table:number-rows-repeated="9">
          <table:table-cell/>
          <table:table-cell table:style-name="ce1" table:number-columns-repeated="5"/>
          <table:table-cell table:style-name="ce3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555" table:style-name="ta1" table:print="false">
        <table:table-column table:style-name="co1" table:number-columns-repeated="6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3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234290917798656">
            <text:p>2.34E-003</text:p>
          </table:table-cell>
          <table:table-cell table:style-name="ce3" table:formula="of:=[.C3]/([.F2]-[.E3])-[.D3]/([.F2]*[.F2])" office:value-type="float" office:value="74539205.3368024">
            <text:p>74539205.3</text:p>
          </table:table-cell>
          <table:table-cell table:formula="of:=[.G2]/5000000" office:value-type="float" office:value="14.9078410673605">
            <text:p>14.91</text:p>
          </table:table-cell>
          <table:table-cell table:style-name="ce2" table:formula="of:=15-[.H2]" office:value-type="float" office:value="0.0921589326395278">
            <text:p>0.092</text:p>
          </table:table-cell>
          <table:table-cell table:number-columns-repeated="2"/>
          <table:table-cell office:value-type="float" office:value="2.46">
            <text:p>2.46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253357.5">
            <text:p>2.53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1" office:value-type="float" office:value="0.001674">
            <text:p>1.67E-003</text:p>
          </table:table-cell>
          <table:table-cell table:style-name="ce3" table:formula="of:=[.C3]/([.F3]-[.E3])-[.D3]/([.F3]*[.F3])" office:value-type="float" office:value="126085036175.962">
            <text:p>126085036176.0</text:p>
          </table:table-cell>
          <table:table-cell table:formula="of:=[.G3]/5000000" office:value-type="float" office:value="25217.0072351924">
            <text:p>25217.01</text:p>
          </table:table-cell>
          <table:table-cell table:style-name="ce2" table:formula="of:=15-[.H3]" office:value-type="float" office:value="-25202.0072351924">
            <text:p>-25202.007</text:p>
          </table:table-cell>
          <table:table-cell office:value-type="float" office:value="273">
            <text:p>273</text:p>
          </table:table-cell>
          <table:table-cell/>
          <table:table-cell office:value-type="float" office:value="2.46">
            <text:p>2.46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253357.5">
            <text:p>2.53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1" table:formula="of:=[.F3]*1.25" office:value-type="float" office:value="0.0020925">
            <text:p>2.09E-003</text:p>
          </table:table-cell>
          <table:table-cell table:style-name="ce3" table:formula="of:=[.C4]/([.F4]-[.E4])-[.D4]/([.F4]*[.F4])" office:value-type="float" office:value="222538015.866834">
            <text:p>222538015.9</text:p>
          </table:table-cell>
          <table:table-cell table:formula="of:=[.G4]/5000000" office:value-type="float" office:value="44.5076031733669">
            <text:p>44.51</text:p>
          </table:table-cell>
          <table:table-cell table:style-name="ce2" table:formula="of:=15-[.H4]" office:value-type="float" office:value="-29.5076031733669">
            <text:p>-29.508</text:p>
          </table:table-cell>
          <table:table-cell office:value-type="float" office:value="373">
            <text:p>373</text:p>
          </table:table-cell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253357.5">
            <text:p>2.53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1" table:formula="of:=[.F3]*1.58" office:value-type="float" office:value="0.00264492">
            <text:p>2.64E-003</text:p>
          </table:table-cell>
          <table:table-cell table:style-name="ce3" table:formula="of:=[.C5]/([.F5]-[.E5])-[.D5]/([.F5]*[.F5])" office:value-type="float" office:value="22581384.2354">
            <text:p>22581384.2</text:p>
          </table:table-cell>
          <table:table-cell table:formula="of:=[.G5]/5000000" office:value-type="float" office:value="4.51627684708">
            <text:p>4.52</text:p>
          </table:table-cell>
          <table:table-cell table:style-name="ce2" table:formula="of:=15-[.H5]" office:value-type="float" office:value="10.48372315292">
            <text:p>10.484</text:p>
          </table:table-cell>
          <table:table-cell office:value-type="float" office:value="465">
            <text:p>465</text:p>
          </table:table-cell>
          <table:table-cell table:number-columns-repeated="3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253357.5">
            <text:p>2.53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1" table:formula="of:=[.F3]*2" office:value-type="float" office:value="0.003348">
            <text:p>3.35E-003</text:p>
          </table:table-cell>
          <table:table-cell table:style-name="ce3" table:formula="of:=[.C6]/([.F6]-[.E6])-[.D6]/([.F6]*[.F6])" office:value-type="float" office:value="2739503.41502327">
            <text:p>2739503.4</text:p>
          </table:table-cell>
          <table:table-cell table:formula="of:=[.G6]/5000000" office:value-type="float" office:value="0.547900683004653">
            <text:p>0.55</text:p>
          </table:table-cell>
          <table:table-cell table:style-name="ce2" table:formula="of:=15-[.H6]" office:value-type="float" office:value="14.4520993169953">
            <text:p>14.452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555">
            <text:p>5.55E+002</text:p>
          </table:table-cell>
          <table:table-cell table:style-name="ce1" table:formula="of:=[.C6]" office:value-type="float" office:value="253357.5">
            <text:p>2.53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1" table:formula="of:=[.F3]*2.5" office:value-type="float" office:value="0.004185">
            <text:p>4.19E-003</text:p>
          </table:table-cell>
          <table:table-cell table:style-name="ce3" table:formula="of:=[.C7]/([.F7]-[.E7])-[.D7]/([.F7]*[.F7])" office:value-type="float" office:value="5824530.69100022">
            <text:p>5824530.7</text:p>
          </table:table-cell>
          <table:table-cell table:formula="of:=[.G7]/5000000" office:value-type="float" office:value="1.16490613820004">
            <text:p>1.16</text:p>
          </table:table-cell>
          <table:table-cell table:style-name="ce2" table:formula="of:=15-[.H7]" office:value-type="float" office:value="13.8350938618">
            <text:p>13.835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253357.5">
            <text:p>2.53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1" table:formula="of:=[.F3]*3.16" office:value-type="float" office:value="0.00528984">
            <text:p>5.29E-003</text:p>
          </table:table-cell>
          <table:table-cell table:style-name="ce3" table:formula="of:=[.C8]/([.F8]-[.E8])-[.D8]/([.F8]*[.F8])" office:value-type="float" office:value="10573045.0664691">
            <text:p>10573045.1</text:p>
          </table:table-cell>
          <table:table-cell table:formula="of:=[.G8]/5000000" office:value-type="float" office:value="2.11460901329382">
            <text:p>2.11</text:p>
          </table:table-cell>
          <table:table-cell table:style-name="ce2" table:formula="of:=15-[.H8]" office:value-type="float" office:value="12.8853909867062">
            <text:p>12.885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253357.5">
            <text:p>2.53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1" table:formula="of:=[.F3]*5" office:value-type="float" office:value="0.00837">
            <text:p>8.37E-003</text:p>
          </table:table-cell>
          <table:table-cell table:style-name="ce3" table:formula="of:=[.C9]/([.F9]-[.E9])-[.D9]/([.F9]*[.F9])" office:value-type="float" office:value="14077290.5734342">
            <text:p>14077290.6</text:p>
          </table:table-cell>
          <table:table-cell table:formula="of:=[.G9]/5000000" office:value-type="float" office:value="2.81545811468684">
            <text:p>2.82</text:p>
          </table:table-cell>
          <table:table-cell table:style-name="ce2" table:formula="of:=15-[.H9]" office:value-type="float" office:value="12.1845418853132">
            <text:p>12.185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253357.5">
            <text:p>2.53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1" table:formula="of:=[.F3]*6.3" office:value-type="float" office:value="0.0105462">
            <text:p>1.05E-002</text:p>
          </table:table-cell>
          <table:table-cell table:style-name="ce3" table:formula="of:=[.C10]/([.F10]-[.E10])-[.D10]/([.F10]*[.F10])" office:value-type="float" office:value="13591121.3394269">
            <text:p>13591121.3</text:p>
          </table:table-cell>
          <table:table-cell table:formula="of:=[.G10]/5000000" office:value-type="float" office:value="2.71822426788539">
            <text:p>2.72</text:p>
          </table:table-cell>
          <table:table-cell table:style-name="ce2" table:formula="of:=15-[.H10]" office:value-type="float" office:value="12.2817757321146">
            <text:p>12.28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253357.5">
            <text:p>2.53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1" table:formula="of:=[.F3]*8" office:value-type="float" office:value="0.013392">
            <text:p>1.34E-002</text:p>
          </table:table-cell>
          <table:table-cell table:style-name="ce3" table:formula="of:=[.C11]/([.F11]-[.E11])-[.D11]/([.F11]*[.F11])" office:value-type="float" office:value="12340755.6289313">
            <text:p>12340755.6</text:p>
          </table:table-cell>
          <table:table-cell table:formula="of:=[.G11]/5000000" office:value-type="float" office:value="2.46815112578626">
            <text:p>2.47</text:p>
          </table:table-cell>
          <table:table-cell table:style-name="ce2" table:formula="of:=15-[.H11]" office:value-type="float" office:value="12.5318488742137">
            <text:p>12.53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253357.5">
            <text:p>2.53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1" table:formula="of:=[.F3]*10" office:value-type="float" office:value="0.01674">
            <text:p>1.67E-002</text:p>
          </table:table-cell>
          <table:table-cell table:style-name="ce3" table:formula="of:=[.C12]/([.F12]-[.E12])-[.D12]/([.F12]*[.F12])" office:value-type="float" office:value="10877137.0448856">
            <text:p>10877137.0</text:p>
          </table:table-cell>
          <table:table-cell table:formula="of:=[.G12]/5000000" office:value-type="float" office:value="2.17542740897712">
            <text:p>2.18</text:p>
          </table:table-cell>
          <table:table-cell table:style-name="ce2" table:formula="of:=15-[.H12]" office:value-type="float" office:value="12.8245725910229">
            <text:p>12.82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253357.5">
            <text:p>2.53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1" table:formula="of:=[.F4]*10" office:value-type="float" office:value="0.020925">
            <text:p>2.09E-002</text:p>
          </table:table-cell>
          <table:table-cell table:style-name="ce3" table:formula="of:=[.C13]/([.F13]-[.E13])-[.D13]/([.F13]*[.F13])" office:value-type="float" office:value="9359609.28539832">
            <text:p>9359609.3</text:p>
          </table:table-cell>
          <table:table-cell table:formula="of:=[.G13]/5000000" office:value-type="float" office:value="1.87192185707966">
            <text:p>1.87</text:p>
          </table:table-cell>
          <table:table-cell table:style-name="ce2" table:formula="of:=15-[.H13]" office:value-type="float" office:value="13.1280781429203">
            <text:p>13.128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253357.5">
            <text:p>2.53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1" table:formula="of:=[.F5]*10" office:value-type="float" office:value="0.0264492">
            <text:p>2.64E-002</text:p>
          </table:table-cell>
          <table:table-cell table:style-name="ce3" table:formula="of:=[.C14]/([.F14]-[.E14])-[.D14]/([.F14]*[.F14])" office:value-type="float" office:value="7847149.00403413">
            <text:p>7847149.0</text:p>
          </table:table-cell>
          <table:table-cell table:formula="of:=[.G14]/5000000" office:value-type="float" office:value="1.56942980080683">
            <text:p>1.57</text:p>
          </table:table-cell>
          <table:table-cell table:style-name="ce2" table:formula="of:=15-[.H14]" office:value-type="float" office:value="13.4305701991932">
            <text:p>13.431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253357.5">
            <text:p>2.53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1" table:formula="of:=[.F6]*10" office:value-type="float" office:value="0.03348">
            <text:p>3.35E-002</text:p>
          </table:table-cell>
          <table:table-cell table:style-name="ce3" table:formula="of:=[.C15]/([.F15]-[.E15])-[.D15]/([.F15]*[.F15])" office:value-type="float" office:value="6480928.5938017">
            <text:p>6480928.6</text:p>
          </table:table-cell>
          <table:table-cell table:formula="of:=[.G15]/5000000" office:value-type="float" office:value="1.29618571876034">
            <text:p>1.3</text:p>
          </table:table-cell>
          <table:table-cell table:style-name="ce2" table:formula="of:=15-[.H15]" office:value-type="float" office:value="13.7038142812397">
            <text:p>13.704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253357.5">
            <text:p>2.53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1" table:formula="of:=[.F7]*10" office:value-type="float" office:value="0.04185">
            <text:p>4.19E-002</text:p>
          </table:table-cell>
          <table:table-cell table:style-name="ce3" table:formula="of:=[.C16]/([.F16]-[.E16])-[.D16]/([.F16]*[.F16])" office:value-type="float" office:value="5355934.23176345">
            <text:p>5355934.2</text:p>
          </table:table-cell>
          <table:table-cell table:formula="of:=[.G16]/5000000" office:value-type="float" office:value="1.07118684635269">
            <text:p>1.07</text:p>
          </table:table-cell>
          <table:table-cell table:style-name="ce2" table:formula="of:=15-[.H16]" office:value-type="float" office:value="13.9288131536473">
            <text:p>13.929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253357.5">
            <text:p>2.53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1" table:formula="of:=[.F8]*10" office:value-type="float" office:value="0.0528984">
            <text:p>5.29E-002</text:p>
          </table:table-cell>
          <table:table-cell table:style-name="ce3" table:formula="of:=[.C17]/([.F17]-[.E17])-[.D17]/([.F17]*[.F17])" office:value-type="float" office:value="4351268.46905616">
            <text:p>4351268.5</text:p>
          </table:table-cell>
          <table:table-cell table:formula="of:=[.G17]/5000000" office:value-type="float" office:value="0.870253693811232">
            <text:p>0.87</text:p>
          </table:table-cell>
          <table:table-cell table:style-name="ce2" table:formula="of:=15-[.H17]" office:value-type="float" office:value="14.1297463061888">
            <text:p>14.13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253357.5">
            <text:p>2.53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1" table:formula="of:=[.F9]*10" office:value-type="float" office:value="0.0837">
            <text:p>8.37E-002</text:p>
          </table:table-cell>
          <table:table-cell table:style-name="ce3" table:formula="of:=[.C18]/([.F18]-[.E18])-[.D18]/([.F18]*[.F18])" office:value-type="float" office:value="2851185.41201019">
            <text:p>2851185.4</text:p>
          </table:table-cell>
          <table:table-cell table:formula="of:=[.G18]/5000000" office:value-type="float" office:value="0.570237082402039">
            <text:p>0.57</text:p>
          </table:table-cell>
          <table:table-cell table:style-name="ce2" table:formula="of:=15-[.H18]" office:value-type="float" office:value="14.429762917598">
            <text:p>14.43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253357.5">
            <text:p>2.53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1" table:formula="of:=[.F10]*10" office:value-type="float" office:value="0.105462">
            <text:p>1.05E-001</text:p>
          </table:table-cell>
          <table:table-cell table:style-name="ce3" table:formula="of:=[.C19]/([.F19]-[.E19])-[.D19]/([.F19]*[.F19])" office:value-type="float" office:value="2291471.10770865">
            <text:p>2291471.1</text:p>
          </table:table-cell>
          <table:table-cell table:formula="of:=[.G19]/5000000" office:value-type="float" office:value="0.45829422154173">
            <text:p>0.46</text:p>
          </table:table-cell>
          <table:table-cell table:style-name="ce2" table:formula="of:=15-[.H19]" office:value-type="float" office:value="14.5417057784583">
            <text:p>14.542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253357.5">
            <text:p>2.53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1" table:formula="of:=[.F11]*10" office:value-type="float" office:value="0.13392">
            <text:p>1.34E-001</text:p>
          </table:table-cell>
          <table:table-cell table:style-name="ce3" table:formula="of:=[.C20]/([.F20]-[.E20])-[.D20]/([.F20]*[.F20])" office:value-type="float" office:value="1823007.87889657">
            <text:p>1823007.9</text:p>
          </table:table-cell>
          <table:table-cell table:formula="of:=[.G20]/5000000" office:value-type="float" office:value="0.364601575779313">
            <text:p>0.36</text:p>
          </table:table-cell>
          <table:table-cell table:style-name="ce2" table:formula="of:=15-[.H20]" office:value-type="float" office:value="14.6353984242207">
            <text:p>14.635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253357.5">
            <text:p>2.53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1" table:formula="of:=[.F12]*10" office:value-type="float" office:value="0.1674">
            <text:p>1.67E-001</text:p>
          </table:table-cell>
          <table:table-cell table:style-name="ce3" table:formula="of:=[.C21]/([.F21]-[.E21])-[.D21]/([.F21]*[.F21])" office:value-type="float" office:value="1469383.56546151">
            <text:p>1469383.6</text:p>
          </table:table-cell>
          <table:table-cell table:formula="of:=[.G21]/5000000" office:value-type="float" office:value="0.293876713092302">
            <text:p>0.29</text:p>
          </table:table-cell>
          <table:table-cell table:style-name="ce2" table:formula="of:=15-[.H21]" office:value-type="float" office:value="14.7061232869077">
            <text:p>14.706</text:p>
          </table:table-cell>
          <table:table-cell table:number-columns-repeated="4"/>
        </table:table-row>
        <table:table-row table:style-name="ro2" table:number-rows-repeated="9">
          <table:table-cell/>
          <table:table-cell table:style-name="ce1" table:number-columns-repeated="5"/>
          <table:table-cell table:style-name="ce3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647" table:style-name="ta1" table:print="false">
        <table:table-column table:style-name="co1" table:number-columns-repeated="11" table:default-cell-style-name="Default"/>
        <table:table-column table:style-name="co1" table:default-cell-style-name="ce2"/>
        <table:table-row table:style-name="ro1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3" office:value-type="string">
            <text:p>p</text:p>
          </table:table-cell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258080655823756">
            <text:p>2.58E-003</text:p>
          </table:table-cell>
          <table:table-cell table:style-name="ce3" table:formula="of:=[.C3]/([.F2]-[.E3])-[.D3]/([.F2]*[.F2])" office:value-type="float" office:value="75201487.7304583">
            <text:p>75201487.7</text:p>
          </table:table-cell>
          <table:table-cell table:formula="of:=[.G2]/5000000" office:value-type="float" office:value="15.0402975460917">
            <text:p>15.04</text:p>
          </table:table-cell>
          <table:table-cell table:style-name="ce2" table:formula="of:=15-[.H2]" office:value-type="float" office:value="-0.0402975460916579">
            <text:p>-0.040</text:p>
          </table:table-cell>
          <table:table-cell table:number-columns-repeated="2"/>
          <table:table-cell office:value-type="float" office:value="2.88">
            <text:p>2.880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295355.5">
            <text:p>2.95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1" office:value-type="float" office:value="0.001674">
            <text:p>1.67E-003</text:p>
          </table:table-cell>
          <table:table-cell table:style-name="ce3" table:formula="of:=[.C3]/([.F3]-[.E3])-[.D3]/([.F3]*[.F3])" office:value-type="float" office:value="147084036175.964">
            <text:p>147084036176.0</text:p>
          </table:table-cell>
          <table:table-cell table:formula="of:=[.G3]/5000000" office:value-type="float" office:value="29416.8072351927">
            <text:p>29416.81</text:p>
          </table:table-cell>
          <table:table-cell table:style-name="ce2" table:formula="of:=15-[.H3]" office:value-type="float" office:value="-29401.8072351927">
            <text:p>-29401.807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295355.5">
            <text:p>2.95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1" table:formula="of:=[.F3]*1.25" office:value-type="float" office:value="0.0020925">
            <text:p>2.09E-003</text:p>
          </table:table-cell>
          <table:table-cell table:style-name="ce3" table:formula="of:=[.C4]/([.F4]-[.E4])-[.D4]/([.F4]*[.F4])" office:value-type="float" office:value="322414353.560057">
            <text:p>322414353.6</text:p>
          </table:table-cell>
          <table:table-cell table:formula="of:=[.G4]/5000000" office:value-type="float" office:value="64.4828707120114">
            <text:p>64.48</text:p>
          </table:table-cell>
          <table:table-cell table:style-name="ce2" table:formula="of:=15-[.H4]" office:value-type="float" office:value="-49.4828707120114">
            <text:p>-49.483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295355.5">
            <text:p>2.95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1" table:formula="of:=[.F3]*1.58" office:value-type="float" office:value="0.00264492">
            <text:p>2.64E-003</text:p>
          </table:table-cell>
          <table:table-cell table:style-name="ce3" table:formula="of:=[.C5]/([.F5]-[.E5])-[.D5]/([.F5]*[.F5])" office:value-type="float" office:value="65748345.5477382">
            <text:p>65748345.5</text:p>
          </table:table-cell>
          <table:table-cell table:formula="of:=[.G5]/5000000" office:value-type="float" office:value="13.1496691095476">
            <text:p>13.15</text:p>
          </table:table-cell>
          <table:table-cell table:style-name="ce2" table:formula="of:=15-[.H5]" office:value-type="float" office:value="1.85033089045236">
            <text:p>1.850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295355.5">
            <text:p>2.95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1" table:formula="of:=[.F3]*2" office:value-type="float" office:value="0.003348">
            <text:p>3.35E-003</text:p>
          </table:table-cell>
          <table:table-cell table:style-name="ce3" table:formula="of:=[.C6]/([.F6]-[.E6])-[.D6]/([.F6]*[.F6])" office:value-type="float" office:value="27797975.9687226">
            <text:p>27797976.0</text:p>
          </table:table-cell>
          <table:table-cell table:formula="of:=[.G6]/5000000" office:value-type="float" office:value="5.55959519374452">
            <text:p>5.56</text:p>
          </table:table-cell>
          <table:table-cell table:style-name="ce2" table:formula="of:=15-[.H6]" office:value-type="float" office:value="9.44040480625548">
            <text:p>9.440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647">
            <text:p>6.47E+002</text:p>
          </table:table-cell>
          <table:table-cell table:style-name="ce1" table:formula="of:=[.C6]" office:value-type="float" office:value="295355.5">
            <text:p>2.95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1" table:formula="of:=[.F3]*2.5" office:value-type="float" office:value="0.004185">
            <text:p>4.19E-003</text:p>
          </table:table-cell>
          <table:table-cell table:style-name="ce3" table:formula="of:=[.C7]/([.F7]-[.E7])-[.D7]/([.F7]*[.F7])" office:value-type="float" office:value="22536826.7514857">
            <text:p>22536826.8</text:p>
          </table:table-cell>
          <table:table-cell table:formula="of:=[.G7]/5000000" office:value-type="float" office:value="4.50736535029714">
            <text:p>4.51</text:p>
          </table:table-cell>
          <table:table-cell table:style-name="ce2" table:formula="of:=15-[.H7]" office:value-type="float" office:value="10.4926346497029">
            <text:p>10.493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295355.5">
            <text:p>2.95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1" table:formula="of:=[.F3]*3.16" office:value-type="float" office:value="0.00528984">
            <text:p>5.29E-003</text:p>
          </table:table-cell>
          <table:table-cell table:style-name="ce3" table:formula="of:=[.C8]/([.F8]-[.E8])-[.D8]/([.F8]*[.F8])" office:value-type="float" office:value="22181629.1940148">
            <text:p>22181629.2</text:p>
          </table:table-cell>
          <table:table-cell table:formula="of:=[.G8]/5000000" office:value-type="float" office:value="4.43632583880297">
            <text:p>4.44</text:p>
          </table:table-cell>
          <table:table-cell table:style-name="ce2" table:formula="of:=15-[.H8]" office:value-type="float" office:value="10.563674161197">
            <text:p>10.564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295355.5">
            <text:p>2.95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1" table:formula="of:=[.F3]*5" office:value-type="float" office:value="0.00837">
            <text:p>8.37E-003</text:p>
          </table:table-cell>
          <table:table-cell table:style-name="ce3" table:formula="of:=[.C9]/([.F9]-[.E9])-[.D9]/([.F9]*[.F9])" office:value-type="float" office:value="20347520.4928131">
            <text:p>20347520.5</text:p>
          </table:table-cell>
          <table:table-cell table:formula="of:=[.G9]/5000000" office:value-type="float" office:value="4.06950409856262">
            <text:p>4.07</text:p>
          </table:table-cell>
          <table:table-cell table:style-name="ce2" table:formula="of:=15-[.H9]" office:value-type="float" office:value="10.9304959014374">
            <text:p>10.930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formula="of:=[.C9]" office:value-type="float" office:value="295355.5">
            <text:p>2.95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1" table:formula="of:=[.F3]*6.3" office:value-type="float" office:value="0.0105462">
            <text:p>1.05E-002</text:p>
          </table:table-cell>
          <table:table-cell table:style-name="ce3" table:formula="of:=[.C10]/([.F10]-[.E10])-[.D10]/([.F10]*[.F10])" office:value-type="float" office:value="18323716.9536795">
            <text:p>18323717.0</text:p>
          </table:table-cell>
          <table:table-cell table:formula="of:=[.G10]/5000000" office:value-type="float" office:value="3.6647433907359">
            <text:p>3.66</text:p>
          </table:table-cell>
          <table:table-cell table:style-name="ce2" table:formula="of:=15-[.H10]" office:value-type="float" office:value="11.3352566092641">
            <text:p>11.335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295355.5">
            <text:p>2.95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1" table:formula="of:=[.F3]*8" office:value-type="float" office:value="0.013392">
            <text:p>1.34E-002</text:p>
          </table:table-cell>
          <table:table-cell table:style-name="ce3" table:formula="of:=[.C11]/([.F11]-[.E11])-[.D11]/([.F11]*[.F11])" office:value-type="float" office:value="15924202.7279074">
            <text:p>15924202.7</text:p>
          </table:table-cell>
          <table:table-cell table:formula="of:=[.G11]/5000000" office:value-type="float" office:value="3.18484054558148">
            <text:p>3.18</text:p>
          </table:table-cell>
          <table:table-cell table:style-name="ce2" table:formula="of:=15-[.H11]" office:value-type="float" office:value="11.8151594544185">
            <text:p>11.815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295355.5">
            <text:p>2.95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1" table:formula="of:=[.F3]*10" office:value-type="float" office:value="0.01674">
            <text:p>1.67E-002</text:p>
          </table:table-cell>
          <table:table-cell table:style-name="ce3" table:formula="of:=[.C12]/([.F12]-[.E12])-[.D12]/([.F12]*[.F12])" office:value-type="float" office:value="13664368.2633618">
            <text:p>13664368.3</text:p>
          </table:table-cell>
          <table:table-cell table:formula="of:=[.G12]/5000000" office:value-type="float" office:value="2.73287365267237">
            <text:p>2.73</text:p>
          </table:table-cell>
          <table:table-cell table:style-name="ce2" table:formula="of:=15-[.H12]" office:value-type="float" office:value="12.2671263473276">
            <text:p>12.26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295355.5">
            <text:p>2.95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1" table:formula="of:=[.F4]*10" office:value-type="float" office:value="0.020925">
            <text:p>2.09E-002</text:p>
          </table:table-cell>
          <table:table-cell table:style-name="ce3" table:formula="of:=[.C13]/([.F13]-[.E13])-[.D13]/([.F13]*[.F13])" office:value-type="float" office:value="11540983.6166714">
            <text:p>11540983.6</text:p>
          </table:table-cell>
          <table:table-cell table:formula="of:=[.G13]/5000000" office:value-type="float" office:value="2.30819672333427">
            <text:p>2.31</text:p>
          </table:table-cell>
          <table:table-cell table:style-name="ce2" table:formula="of:=15-[.H13]" office:value-type="float" office:value="12.6918032766657">
            <text:p>12.692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</table:table-row>
        <table:table-row table:style-name="ro2">
          <table:table-cell/>
          <table:table-cell table:style-name="ce1"/>
          <table:table-cell table:style-name="ce1" table:formula="of:=[.C13]" office:value-type="float" office:value="295355.5">
            <text:p>2.95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1" table:formula="of:=[.F5]*10" office:value-type="float" office:value="0.0264492">
            <text:p>2.64E-002</text:p>
          </table:table-cell>
          <table:table-cell table:style-name="ce3" table:formula="of:=[.C14]/([.F14]-[.E14])-[.D14]/([.F14]*[.F14])" office:value-type="float" office:value="9542175.07639098">
            <text:p>9542175.1</text:p>
          </table:table-cell>
          <table:table-cell table:formula="of:=[.G14]/5000000" office:value-type="float" office:value="1.9084350152782">
            <text:p>1.91</text:p>
          </table:table-cell>
          <table:table-cell table:style-name="ce2" table:formula="of:=15-[.H14]" office:value-type="float" office:value="13.0915649847218">
            <text:p>13.092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295355.5">
            <text:p>2.95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1" table:formula="of:=[.F6]*10" office:value-type="float" office:value="0.03348">
            <text:p>3.35E-002</text:p>
          </table:table-cell>
          <table:table-cell table:style-name="ce3" table:formula="of:=[.C15]/([.F15]-[.E15])-[.D15]/([.F15]*[.F15])" office:value-type="float" office:value="7801288.25174939">
            <text:p>7801288.3</text:p>
          </table:table-cell>
          <table:table-cell table:formula="of:=[.G15]/5000000" office:value-type="float" office:value="1.56025765034988">
            <text:p>1.56</text:p>
          </table:table-cell>
          <table:table-cell table:style-name="ce2" table:formula="of:=15-[.H15]" office:value-type="float" office:value="13.4397423496501">
            <text:p>13.4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295355.5">
            <text:p>2.95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1" table:formula="of:=[.F7]*10" office:value-type="float" office:value="0.04185">
            <text:p>4.19E-002</text:p>
          </table:table-cell>
          <table:table-cell table:style-name="ce3" table:formula="of:=[.C16]/([.F16]-[.E16])-[.D16]/([.F16]*[.F16])" office:value-type="float" office:value="6401232.65378545">
            <text:p>6401232.7</text:p>
          </table:table-cell>
          <table:table-cell table:formula="of:=[.G16]/5000000" office:value-type="float" office:value="1.28024653075709">
            <text:p>1.28</text:p>
          </table:table-cell>
          <table:table-cell table:style-name="ce2" table:formula="of:=15-[.H16]" office:value-type="float" office:value="13.7197534692429">
            <text:p>13.72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295355.5">
            <text:p>2.95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1" table:formula="of:=[.F8]*10" office:value-type="float" office:value="0.0528984">
            <text:p>5.29E-002</text:p>
          </table:table-cell>
          <table:table-cell table:style-name="ce3" table:formula="of:=[.C17]/([.F17]-[.E17])-[.D17]/([.F17]*[.F17])" office:value-type="float" office:value="5171119.17103795">
            <text:p>5171119.2</text:p>
          </table:table-cell>
          <table:table-cell table:formula="of:=[.G17]/5000000" office:value-type="float" office:value="1.03422383420759">
            <text:p>1.03</text:p>
          </table:table-cell>
          <table:table-cell table:style-name="ce2" table:formula="of:=15-[.H17]" office:value-type="float" office:value="13.9657761657924">
            <text:p>13.966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295355.5">
            <text:p>2.95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1" table:formula="of:=[.F9]*10" office:value-type="float" office:value="0.0837">
            <text:p>8.37E-002</text:p>
          </table:table-cell>
          <table:table-cell table:style-name="ce3" table:formula="of:=[.C18]/([.F18]-[.E18])-[.D18]/([.F18]*[.F18])" office:value-type="float" office:value="3363181.31584791">
            <text:p>3363181.3</text:p>
          </table:table-cell>
          <table:table-cell table:formula="of:=[.G18]/5000000" office:value-type="float" office:value="0.672636263169582">
            <text:p>0.67</text:p>
          </table:table-cell>
          <table:table-cell table:style-name="ce2" table:formula="of:=15-[.H18]" office:value-type="float" office:value="14.3273637368304">
            <text:p>14.32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295355.5">
            <text:p>2.95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1" table:formula="of:=[.F10]*10" office:value-type="float" office:value="0.105462">
            <text:p>1.05E-001</text:p>
          </table:table-cell>
          <table:table-cell table:style-name="ce3" table:formula="of:=[.C19]/([.F19]-[.E19])-[.D19]/([.F19]*[.F19])" office:value-type="float" office:value="2696115.10038617">
            <text:p>2696115.1</text:p>
          </table:table-cell>
          <table:table-cell table:formula="of:=[.G19]/5000000" office:value-type="float" office:value="0.539223020077235">
            <text:p>0.54</text:p>
          </table:table-cell>
          <table:table-cell table:style-name="ce2" table:formula="of:=15-[.H19]" office:value-type="float" office:value="14.4607769799228">
            <text:p>14.461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295355.5">
            <text:p>2.95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1" table:formula="of:=[.F11]*10" office:value-type="float" office:value="0.13392">
            <text:p>1.34E-001</text:p>
          </table:table-cell>
          <table:table-cell table:style-name="ce3" table:formula="of:=[.C20]/([.F20]-[.E20])-[.D20]/([.F20]*[.F20])" office:value-type="float" office:value="2140577.89885906">
            <text:p>2140577.9</text:p>
          </table:table-cell>
          <table:table-cell table:formula="of:=[.G20]/5000000" office:value-type="float" office:value="0.428115579771812">
            <text:p>0.43</text:p>
          </table:table-cell>
          <table:table-cell table:style-name="ce2" table:formula="of:=15-[.H20]" office:value-type="float" office:value="14.5718844202282">
            <text:p>14.572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295355.5">
            <text:p>2.95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1" table:formula="of:=[.F12]*10" office:value-type="float" office:value="0.1674">
            <text:p>1.67E-001</text:p>
          </table:table-cell>
          <table:table-cell table:style-name="ce3" table:formula="of:=[.C21]/([.F21]-[.E21])-[.D21]/([.F21]*[.F21])" office:value-type="float" office:value="1722798.80006278">
            <text:p>1722798.8</text:p>
          </table:table-cell>
          <table:table-cell table:formula="of:=[.G21]/5000000" office:value-type="float" office:value="0.344559760012557">
            <text:p>0.34</text:p>
          </table:table-cell>
          <table:table-cell table:style-name="ce2" table:formula="of:=15-[.H21]" office:value-type="float" office:value="14.6554402399874">
            <text:p>14.655</text:p>
          </table:table-cell>
          <table:table-cell table:number-columns-repeated="3"/>
        </table:table-row>
        <table:table-row table:style-name="ro2" table:number-rows-repeated="9">
          <table:table-cell/>
          <table:table-cell table:style-name="ce1" table:number-columns-repeated="5"/>
          <table:table-cell table:style-name="ce3"/>
          <table:table-cell/>
          <table:table-cell table:style-name="ce2"/>
          <table:table-cell table:number-columns-repeated="3"/>
        </table:table-row>
        <table:table-row table:style-name="ro2" table:number-rows-repeated="1048545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740" table:style-name="ta1" table:print="false"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column table:style-name="co1" table:default-cell-style-name="Default"/>
        <table:table-row table:style-name="ro1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3" office:value-type="string">
            <text:p>p</text:p>
          </table:table-cell>
          <table:table-cell/>
          <table:table-cell table:style-name="ce2"/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292250628398892">
            <text:p>2.92E-003</text:p>
          </table:table-cell>
          <table:table-cell table:style-name="ce3" table:formula="of:=[.C3]/([.F2]-[.E3])-[.D3]/([.F2]*[.F2])" office:value-type="float" office:value="75343875.4004995">
            <text:p>75343875.4</text:p>
          </table:table-cell>
          <table:table-cell table:formula="of:=[.G2]/5000000" office:value-type="float" office:value="15.0687750800999">
            <text:p>15.07</text:p>
          </table:table-cell>
          <table:table-cell table:style-name="ce2" table:formula="of:=15-[.H2]" office:value-type="float" office:value="-0.0687750800999041">
            <text:p>-0.069</text:p>
          </table:table-cell>
          <table:table-cell table:number-columns-repeated="2"/>
          <table:table-cell office:value-type="float" office:value="3.42">
            <text:p>3.420</text:p>
          </table:table-cell>
          <table:table-cell/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337810">
            <text:p>3.38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1" office:value-type="float" office:value="0.001674">
            <text:p>1.67E-003</text:p>
          </table:table-cell>
          <table:table-cell table:style-name="ce3" table:formula="of:=[.C3]/([.F3]-[.E3])-[.D3]/([.F3]*[.F3])" office:value-type="float" office:value="168311286175.966">
            <text:p>168311286176.0</text:p>
          </table:table-cell>
          <table:table-cell table:formula="of:=[.G3]/5000000" office:value-type="float" office:value="33662.2572351931">
            <text:p>33662.26</text:p>
          </table:table-cell>
          <table:table-cell table:style-name="ce2" table:formula="of:=15-[.H3]" office:value-type="float" office:value="-33647.2572351931">
            <text:p>-33647.257</text:p>
          </table:table-cell>
          <table:table-cell office:value-type="float" office:value="273">
            <text:p>273</text:p>
          </table:table-cell>
          <table:table-cell/>
          <table:table-cell office:value-type="float" office:value="3.42">
            <text:p>3.4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337810">
            <text:p>3.38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1" table:formula="of:=[.F3]*1.25" office:value-type="float" office:value="0.0020925">
            <text:p>2.09E-003</text:p>
          </table:table-cell>
          <table:table-cell table:style-name="ce3" table:formula="of:=[.C4]/([.F4]-[.E4])-[.D4]/([.F4]*[.F4])" office:value-type="float" office:value="423376303.61951">
            <text:p>423376303.6</text:p>
          </table:table-cell>
          <table:table-cell table:formula="of:=[.G4]/5000000" office:value-type="float" office:value="84.675260723902">
            <text:p>84.68</text:p>
          </table:table-cell>
          <table:table-cell table:style-name="ce2" table:formula="of:=15-[.H4]" office:value-type="float" office:value="-69.675260723902">
            <text:p>-69.675</text:p>
          </table:table-cell>
          <table:table-cell office:value-type="float" office:value="373">
            <text:p>373</text:p>
          </table:table-cell>
          <table:table-cell table:number-columns-repeated="3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337810">
            <text:p>3.38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1" table:formula="of:=[.F3]*1.58" office:value-type="float" office:value="0.00264492">
            <text:p>2.64E-003</text:p>
          </table:table-cell>
          <table:table-cell table:style-name="ce3" table:formula="of:=[.C5]/([.F5]-[.E5])-[.D5]/([.F5]*[.F5])" office:value-type="float" office:value="109384512.961297">
            <text:p>109384513.0</text:p>
          </table:table-cell>
          <table:table-cell table:formula="of:=[.G5]/5000000" office:value-type="float" office:value="21.8769025922595">
            <text:p>21.88</text:p>
          </table:table-cell>
          <table:table-cell table:style-name="ce2" table:formula="of:=15-[.H5]" office:value-type="float" office:value="-6.87690259225948">
            <text:p>-6.877</text:p>
          </table:table-cell>
          <table:table-cell office:value-type="float" office:value="465">
            <text:p>465</text:p>
          </table:table-cell>
          <table:table-cell table:number-columns-repeated="3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337810">
            <text:p>3.38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1" table:formula="of:=[.F3]*2" office:value-type="float" office:value="0.003348">
            <text:p>3.35E-003</text:p>
          </table:table-cell>
          <table:table-cell table:style-name="ce3" table:formula="of:=[.C6]/([.F6]-[.E6])-[.D6]/([.F6]*[.F6])" office:value-type="float" office:value="53128823.2240925">
            <text:p>53128823.2</text:p>
          </table:table-cell>
          <table:table-cell table:formula="of:=[.G6]/5000000" office:value-type="float" office:value="10.6257646448185">
            <text:p>10.63</text:p>
          </table:table-cell>
          <table:table-cell table:style-name="ce2" table:formula="of:=15-[.H6]" office:value-type="float" office:value="4.3742353551815">
            <text:p>4.374</text:p>
          </table:table-cell>
          <table:table-cell office:value-type="float" office:value="555">
            <text:p>555</text:p>
          </table:table-cell>
          <table:table-cell table:number-columns-repeated="3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740">
            <text:p>7.40E+002</text:p>
          </table:table-cell>
          <table:table-cell table:style-name="ce1" table:formula="of:=[.C6]" office:value-type="float" office:value="337810">
            <text:p>3.38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1" table:formula="of:=[.F3]*2.5" office:value-type="float" office:value="0.004185">
            <text:p>4.19E-003</text:p>
          </table:table-cell>
          <table:table-cell table:style-name="ce3" table:formula="of:=[.C7]/([.F7]-[.E7])-[.D7]/([.F7]*[.F7])" office:value-type="float" office:value="39430778.203933">
            <text:p>39430778.2</text:p>
          </table:table-cell>
          <table:table-cell table:formula="of:=[.G7]/5000000" office:value-type="float" office:value="7.8861556407866">
            <text:p>7.89</text:p>
          </table:table-cell>
          <table:table-cell table:style-name="ce2" table:formula="of:=15-[.H7]" office:value-type="float" office:value="7.1138443592134">
            <text:p>7.114</text:p>
          </table:table-cell>
          <table:table-cell office:value-type="float" office:value="647">
            <text:p>64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337810">
            <text:p>3.38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1" table:formula="of:=[.F3]*3.16" office:value-type="float" office:value="0.00528984">
            <text:p>5.29E-003</text:p>
          </table:table-cell>
          <table:table-cell table:style-name="ce3" table:formula="of:=[.C8]/([.F8]-[.E8])-[.D8]/([.F8]*[.F8])" office:value-type="float" office:value="33916393.5838165">
            <text:p>33916393.6</text:p>
          </table:table-cell>
          <table:table-cell table:formula="of:=[.G8]/5000000" office:value-type="float" office:value="6.7832787167633">
            <text:p>6.78</text:p>
          </table:table-cell>
          <table:table-cell table:style-name="ce2" table:formula="of:=15-[.H8]" office:value-type="float" office:value="8.2167212832367">
            <text:p>8.217</text:p>
          </table:table-cell>
          <table:table-cell office:value-type="float" office:value="740">
            <text:p>7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337810">
            <text:p>3.38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1" table:formula="of:=[.F3]*5" office:value-type="float" office:value="0.00837">
            <text:p>8.37E-003</text:p>
          </table:table-cell>
          <table:table-cell table:style-name="ce3" table:formula="of:=[.C9]/([.F9]-[.E9])-[.D9]/([.F9]*[.F9])" office:value-type="float" office:value="26685905.0852288">
            <text:p>26685905.1</text:p>
          </table:table-cell>
          <table:table-cell table:formula="of:=[.G9]/5000000" office:value-type="float" office:value="5.33718101704575">
            <text:p>5.34</text:p>
          </table:table-cell>
          <table:table-cell table:style-name="ce2" table:formula="of:=15-[.H9]" office:value-type="float" office:value="9.66281898295425">
            <text:p>9.663</text:p>
          </table:table-cell>
          <table:table-cell office:value-type="float" office:value="830">
            <text:p>830</text:p>
          </table:table-cell>
          <table:table-cell table:number-columns-repeated="3"/>
        </table:table-row>
        <table:table-row table:style-name="ro2">
          <table:table-cell table:number-columns-repeated="2"/>
          <table:table-cell table:style-name="ce1" table:formula="of:=[.C9]" office:value-type="float" office:value="337810">
            <text:p>3.38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1" table:formula="of:=[.F3]*6.3" office:value-type="float" office:value="0.0105462">
            <text:p>1.05E-002</text:p>
          </table:table-cell>
          <table:table-cell table:style-name="ce3" table:formula="of:=[.C10]/([.F10]-[.E10])-[.D10]/([.F10]*[.F10])" office:value-type="float" office:value="23107753.8246087">
            <text:p>23107753.8</text:p>
          </table:table-cell>
          <table:table-cell table:formula="of:=[.G10]/5000000" office:value-type="float" office:value="4.62155076492174">
            <text:p>4.62</text:p>
          </table:table-cell>
          <table:table-cell table:style-name="ce2" table:formula="of:=15-[.H10]" office:value-type="float" office:value="10.3784492350783">
            <text:p>10.37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337810">
            <text:p>3.38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1" table:formula="of:=[.F3]*8" office:value-type="float" office:value="0.013392">
            <text:p>1.34E-002</text:p>
          </table:table-cell>
          <table:table-cell table:style-name="ce3" table:formula="of:=[.C11]/([.F11]-[.E11])-[.D11]/([.F11]*[.F11])" office:value-type="float" office:value="19546600.3388289">
            <text:p>19546600.3</text:p>
          </table:table-cell>
          <table:table-cell table:formula="of:=[.G11]/5000000" office:value-type="float" office:value="3.90932006776578">
            <text:p>3.91</text:p>
          </table:table-cell>
          <table:table-cell table:style-name="ce2" table:formula="of:=15-[.H11]" office:value-type="float" office:value="11.0906799322342">
            <text:p>11.091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337810">
            <text:p>3.38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1" table:formula="of:=[.F3]*10" office:value-type="float" office:value="0.01674">
            <text:p>1.67E-002</text:p>
          </table:table-cell>
          <table:table-cell table:style-name="ce3" table:formula="of:=[.C12]/([.F12]-[.E12])-[.D12]/([.F12]*[.F12])" office:value-type="float" office:value="16481895.4733433">
            <text:p>16481895.5</text:p>
          </table:table-cell>
          <table:table-cell table:formula="of:=[.G12]/5000000" office:value-type="float" office:value="3.29637909466865">
            <text:p>3.3</text:p>
          </table:table-cell>
          <table:table-cell table:style-name="ce2" table:formula="of:=15-[.H12]" office:value-type="float" office:value="11.7036209053313">
            <text:p>11.704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337810">
            <text:p>3.38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1" table:formula="of:=[.F4]*10" office:value-type="float" office:value="0.020925">
            <text:p>2.09E-002</text:p>
          </table:table-cell>
          <table:table-cell table:style-name="ce3" table:formula="of:=[.C13]/([.F13]-[.E13])-[.D13]/([.F13]*[.F13])" office:value-type="float" office:value="13746068.5385017">
            <text:p>13746068.5</text:p>
          </table:table-cell>
          <table:table-cell table:formula="of:=[.G13]/5000000" office:value-type="float" office:value="2.74921370770035">
            <text:p>2.75</text:p>
          </table:table-cell>
          <table:table-cell table:style-name="ce2" table:formula="of:=15-[.H13]" office:value-type="float" office:value="12.2507862922997">
            <text:p>12.251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  <table:table-cell/>
        </table:table-row>
        <table:table-row table:style-name="ro2">
          <table:table-cell/>
          <table:table-cell table:style-name="ce1"/>
          <table:table-cell table:style-name="ce1" table:formula="of:=[.C13]" office:value-type="float" office:value="337810">
            <text:p>3.38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1" table:formula="of:=[.F5]*10" office:value-type="float" office:value="0.0264492">
            <text:p>2.64E-002</text:p>
          </table:table-cell>
          <table:table-cell table:style-name="ce3" table:formula="of:=[.C14]/([.F14]-[.E14])-[.D14]/([.F14]*[.F14])" office:value-type="float" office:value="11255625.3451865">
            <text:p>11255625.3</text:p>
          </table:table-cell>
          <table:table-cell table:formula="of:=[.G14]/5000000" office:value-type="float" office:value="2.2511250690373">
            <text:p>2.25</text:p>
          </table:table-cell>
          <table:table-cell table:style-name="ce2" table:formula="of:=15-[.H14]" office:value-type="float" office:value="12.7488749309627">
            <text:p>12.749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337810">
            <text:p>3.38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1" table:formula="of:=[.F6]*10" office:value-type="float" office:value="0.03348">
            <text:p>3.35E-002</text:p>
          </table:table-cell>
          <table:table-cell table:style-name="ce3" table:formula="of:=[.C15]/([.F15]-[.E15])-[.D15]/([.F15]*[.F15])" office:value-type="float" office:value="9135999.64510955">
            <text:p>9135999.6</text:p>
          </table:table-cell>
          <table:table-cell table:formula="of:=[.G15]/5000000" office:value-type="float" office:value="1.82719992902191">
            <text:p>1.83</text:p>
          </table:table-cell>
          <table:table-cell table:style-name="ce2" table:formula="of:=15-[.H15]" office:value-type="float" office:value="13.1728000709781">
            <text:p>13.173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337810">
            <text:p>3.38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1" table:formula="of:=[.F7]*10" office:value-type="float" office:value="0.04185">
            <text:p>4.19E-002</text:p>
          </table:table-cell>
          <table:table-cell table:style-name="ce3" table:formula="of:=[.C16]/([.F16]-[.E16])-[.D16]/([.F16]*[.F16])" office:value-type="float" office:value="7457893.01517725">
            <text:p>7457893.0</text:p>
          </table:table-cell>
          <table:table-cell table:formula="of:=[.G16]/5000000" office:value-type="float" office:value="1.49157860303545">
            <text:p>1.49</text:p>
          </table:table-cell>
          <table:table-cell table:style-name="ce2" table:formula="of:=15-[.H16]" office:value-type="float" office:value="13.5084213969646">
            <text:p>13.50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337810">
            <text:p>3.38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1" table:formula="of:=[.F8]*10" office:value-type="float" office:value="0.0528984">
            <text:p>5.29E-002</text:p>
          </table:table-cell>
          <table:table-cell table:style-name="ce3" table:formula="of:=[.C17]/([.F17]-[.E17])-[.D17]/([.F17]*[.F17])" office:value-type="float" office:value="5999881.29369346">
            <text:p>5999881.3</text:p>
          </table:table-cell>
          <table:table-cell table:formula="of:=[.G17]/5000000" office:value-type="float" office:value="1.19997625873869">
            <text:p>1.2</text:p>
          </table:table-cell>
          <table:table-cell table:style-name="ce2" table:formula="of:=15-[.H17]" office:value-type="float" office:value="13.8000237412613">
            <text:p>13.800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337810">
            <text:p>3.38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1" table:formula="of:=[.F9]*10" office:value-type="float" office:value="0.0837">
            <text:p>8.37E-002</text:p>
          </table:table-cell>
          <table:table-cell table:style-name="ce3" table:formula="of:=[.C18]/([.F18]-[.E18])-[.D18]/([.F18]*[.F18])" office:value-type="float" office:value="3880742.39255342">
            <text:p>3880742.4</text:p>
          </table:table-cell>
          <table:table-cell table:formula="of:=[.G18]/5000000" office:value-type="float" office:value="0.776148478510685">
            <text:p>0.78</text:p>
          </table:table-cell>
          <table:table-cell table:style-name="ce2" table:formula="of:=15-[.H18]" office:value-type="float" office:value="14.2238515214893">
            <text:p>14.224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337810">
            <text:p>3.38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1" table:formula="of:=[.F10]*10" office:value-type="float" office:value="0.105462">
            <text:p>1.05E-001</text:p>
          </table:table-cell>
          <table:table-cell table:style-name="ce3" table:formula="of:=[.C19]/([.F19]-[.E19])-[.D19]/([.F19]*[.F19])" office:value-type="float" office:value="3105157.39733193">
            <text:p>3105157.4</text:p>
          </table:table-cell>
          <table:table-cell table:formula="of:=[.G19]/5000000" office:value-type="float" office:value="0.621031479466386">
            <text:p>0.62</text:p>
          </table:table-cell>
          <table:table-cell table:style-name="ce2" table:formula="of:=15-[.H19]" office:value-type="float" office:value="14.3789685205336">
            <text:p>14.379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337810">
            <text:p>3.38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1" table:formula="of:=[.F11]*10" office:value-type="float" office:value="0.13392">
            <text:p>1.34E-001</text:p>
          </table:table-cell>
          <table:table-cell table:style-name="ce3" table:formula="of:=[.C20]/([.F20]-[.E20])-[.D20]/([.F20]*[.F20])" office:value-type="float" office:value="2461599.76686463">
            <text:p>2461599.8</text:p>
          </table:table-cell>
          <table:table-cell table:formula="of:=[.G20]/5000000" office:value-type="float" office:value="0.492319953372925">
            <text:p>0.49</text:p>
          </table:table-cell>
          <table:table-cell table:style-name="ce2" table:formula="of:=15-[.H20]" office:value-type="float" office:value="14.5076800466271">
            <text:p>14.508</text:p>
          </table:table-cell>
          <table:table-cell table:number-columns-repeated="4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337810">
            <text:p>3.38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1" table:formula="of:=[.F12]*10" office:value-type="float" office:value="0.1674">
            <text:p>1.67E-001</text:p>
          </table:table-cell>
          <table:table-cell table:style-name="ce3" table:formula="of:=[.C21]/([.F21]-[.E21])-[.D21]/([.F21]*[.F21])" office:value-type="float" office:value="1978968.54808364">
            <text:p>1978968.5</text:p>
          </table:table-cell>
          <table:table-cell table:formula="of:=[.G21]/5000000" office:value-type="float" office:value="0.395793709616728">
            <text:p>0.4</text:p>
          </table:table-cell>
          <table:table-cell table:style-name="ce2" table:formula="of:=15-[.H21]" office:value-type="float" office:value="14.6042062903833">
            <text:p>14.604</text:p>
          </table:table-cell>
          <table:table-cell table:number-columns-repeated="4"/>
        </table:table-row>
        <table:table-row table:style-name="ro2" table:number-rows-repeated="9">
          <table:table-cell/>
          <table:table-cell table:style-name="ce1" table:number-columns-repeated="5"/>
          <table:table-cell table:style-name="ce3"/>
          <table:table-cell/>
          <table:table-cell table:style-name="ce2"/>
          <table:table-cell table:number-columns-repeated="4"/>
        </table:table-row>
        <table:table-row table:style-name="ro2" table:number-rows-repeated="104854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830" table:style-name="ta1" table:print="false"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2"/>
        <table:table-row table:style-name="ro1">
          <table:table-cell/>
          <table:table-cell table:style-name="ce1"/>
          <table:table-cell table:style-name="ce1" office:value-type="string">
            <text:p>nrT</text:p>
          </table:table-cell>
          <table:table-cell table:style-name="ce1" office:value-type="string">
            <text:p>ann</text:p>
          </table:table-cell>
          <table:table-cell table:style-name="ce1" office:value-type="string">
            <text:p>nb</text:p>
          </table:table-cell>
          <table:table-cell table:style-name="ce1" office:value-type="string">
            <text:p>V</text:p>
          </table:table-cell>
          <table:table-cell table:style-name="ce3" office:value-type="string">
            <text:p>p</text:p>
          </table:table-cell>
          <table:table-cell/>
          <table:table-cell table:style-name="ce2"/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B4]*[.B5]*[.B6]" office:value-type="float" office:value="0.0138776">
            <text:p>1.39E-002</text:p>
          </table:table-cell>
          <table:table-cell table:style-name="ce1" table:formula="of:=[.B2]*[.B4]*[.B4]" office:value-type="float" office:value="0">
            <text:p>0.00E+000</text:p>
          </table:table-cell>
          <table:table-cell table:style-name="ce1" table:formula="of:=[.B4]*[.B3]" office:value-type="float" office:value="0.00001672">
            <text:p>1.67E-005</text:p>
          </table:table-cell>
          <table:table-cell table:style-name="ce1" table:formula="of:=[.F3]*10^(([.L2]-1)/10)" office:value-type="float" office:value="0.00340216563630723">
            <text:p>3.40E-003</text:p>
          </table:table-cell>
          <table:table-cell table:style-name="ce3" table:formula="of:=[.C3]/([.F2]-[.E3])-[.D3]/([.F2]*[.F2])" office:value-type="float" office:value="75253642.3107566">
            <text:p>75253642.3</text:p>
          </table:table-cell>
          <table:table-cell table:formula="of:=[.G2]/5000000" office:value-type="float" office:value="15.0507284621513">
            <text:p>15.05</text:p>
          </table:table-cell>
          <table:table-cell table:style-name="ce2" table:formula="of:=15-[.H2]" office:value-type="float" office:value="-0.0507284621513247">
            <text:p>-0.051</text:p>
          </table:table-cell>
          <table:table-cell table:number-columns-repeated="2"/>
          <table:table-cell office:value-type="float" office:value="4.08">
            <text:p>4.080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1" office:value-type="float" office:value="0.55">
            <text:p>5.50E-001</text:p>
          </table:table-cell>
          <table:table-cell table:style-name="ce1" table:formula="of:=[.B5]*[.B6]*[.B7]" office:value-type="float" office:value="378895">
            <text:p>3.79E+005</text:p>
          </table:table-cell>
          <table:table-cell table:style-name="ce1" table:formula="of:=[.B3]*[.B5]*[.B5]" office:value-type="float" office:value="1663.75">
            <text:p>1.66E+003</text:p>
          </table:table-cell>
          <table:table-cell table:style-name="ce1" table:formula="of:=[.B5]*[.B4]" office:value-type="float" office:value="0.001672">
            <text:p>1.67E-003</text:p>
          </table:table-cell>
          <table:table-cell table:style-name="ce1" office:value-type="float" office:value="0.001674">
            <text:p>1.67E-003</text:p>
          </table:table-cell>
          <table:table-cell table:style-name="ce3" table:formula="of:=[.C3]/([.F3]-[.E3])-[.D3]/([.F3]*[.F3])" office:value-type="float" office:value="188853786175.967">
            <text:p>188853786176.0</text:p>
          </table:table-cell>
          <table:table-cell table:formula="of:=[.G3]/5000000" office:value-type="float" office:value="37770.7572351934">
            <text:p>37770.76</text:p>
          </table:table-cell>
          <table:table-cell table:style-name="ce2" table:formula="of:=15-[.H3]" office:value-type="float" office:value="-37755.7572351934">
            <text:p>-37755.757</text:p>
          </table:table-cell>
          <table:table-cell office:value-type="float" office:value="273">
            <text:p>273</text:p>
          </table:table-cell>
          <table:table-cell table:number-columns-repeated="2"/>
        </table:table-row>
        <table:table-row table:style-name="ro2">
          <table:table-cell office:value-type="string">
            <text:p>b</text:p>
          </table:table-cell>
          <table:table-cell table:style-name="ce1" office:value-type="float" office:value="0.0000304">
            <text:p>3.04E-005</text:p>
          </table:table-cell>
          <table:table-cell table:style-name="ce1" table:formula="of:=[.C3]" office:value-type="float" office:value="378895">
            <text:p>3.79E+005</text:p>
          </table:table-cell>
          <table:table-cell table:style-name="ce1" table:formula="of:=[.D3]" office:value-type="float" office:value="1663.75">
            <text:p>1.66E+003</text:p>
          </table:table-cell>
          <table:table-cell table:style-name="ce1" table:formula="of:=[.E3]" office:value-type="float" office:value="0.001672">
            <text:p>1.67E-003</text:p>
          </table:table-cell>
          <table:table-cell table:style-name="ce1" table:formula="of:=[.F3]*1.25" office:value-type="float" office:value="0.0020925">
            <text:p>2.09E-003</text:p>
          </table:table-cell>
          <table:table-cell table:style-name="ce3" table:formula="of:=[.C4]/([.F4]-[.E4])-[.D4]/([.F4]*[.F4])" office:value-type="float" office:value="521081416.580271">
            <text:p>521081416.6</text:p>
          </table:table-cell>
          <table:table-cell table:formula="of:=[.G4]/5000000" office:value-type="float" office:value="104.216283316054">
            <text:p>104.22</text:p>
          </table:table-cell>
          <table:table-cell table:style-name="ce2" table:formula="of:=15-[.H4]" office:value-type="float" office:value="-89.2162833160542">
            <text:p>-89.216</text:p>
          </table:table-cell>
          <table:table-cell office:value-type="float" office:value="373">
            <text:p>373</text:p>
          </table:table-cell>
          <table:table-cell table:number-columns-repeated="2"/>
        </table:table-row>
        <table:table-row table:style-name="ro2">
          <table:table-cell office:value-type="string">
            <text:p>n</text:p>
          </table:table-cell>
          <table:table-cell table:style-name="ce1" office:value-type="float" office:value="55">
            <text:p>5.50E+001</text:p>
          </table:table-cell>
          <table:table-cell table:style-name="ce1" table:formula="of:=[.C4]" office:value-type="float" office:value="378895">
            <text:p>3.79E+005</text:p>
          </table:table-cell>
          <table:table-cell table:style-name="ce1" table:formula="of:=[.D4]" office:value-type="float" office:value="1663.75">
            <text:p>1.66E+003</text:p>
          </table:table-cell>
          <table:table-cell table:style-name="ce1" table:formula="of:=[.E4]" office:value-type="float" office:value="0.001672">
            <text:p>1.67E-003</text:p>
          </table:table-cell>
          <table:table-cell table:style-name="ce1" table:formula="of:=[.F3]*1.58" office:value-type="float" office:value="0.00264492">
            <text:p>2.64E-003</text:p>
          </table:table-cell>
          <table:table-cell table:style-name="ce3" table:formula="of:=[.C5]/([.F5]-[.E5])-[.D5]/([.F5]*[.F5])" office:value-type="float" office:value="151613062.071193">
            <text:p>151613062.1</text:p>
          </table:table-cell>
          <table:table-cell table:formula="of:=[.G5]/5000000" office:value-type="float" office:value="30.3226124142387">
            <text:p>30.32</text:p>
          </table:table-cell>
          <table:table-cell table:style-name="ce2" table:formula="of:=15-[.H5]" office:value-type="float" office:value="-15.3226124142387">
            <text:p>-15.323</text:p>
          </table:table-cell>
          <table:table-cell office:value-type="float" office:value="465">
            <text:p>465</text:p>
          </table:table-cell>
          <table:table-cell table:number-columns-repeated="2"/>
        </table:table-row>
        <table:table-row table:style-name="ro2">
          <table:table-cell office:value-type="string">
            <text:p>R</text:p>
          </table:table-cell>
          <table:table-cell table:style-name="ce1" office:value-type="float" office:value="8.3">
            <text:p>8.30E+000</text:p>
          </table:table-cell>
          <table:table-cell table:style-name="ce1" table:formula="of:=[.C5]" office:value-type="float" office:value="378895">
            <text:p>3.79E+005</text:p>
          </table:table-cell>
          <table:table-cell table:style-name="ce1" table:formula="of:=[.D5]" office:value-type="float" office:value="1663.75">
            <text:p>1.66E+003</text:p>
          </table:table-cell>
          <table:table-cell table:style-name="ce1" table:formula="of:=[.E5]" office:value-type="float" office:value="0.001672">
            <text:p>1.67E-003</text:p>
          </table:table-cell>
          <table:table-cell table:style-name="ce1" table:formula="of:=[.F3]*2" office:value-type="float" office:value="0.003348">
            <text:p>3.35E-003</text:p>
          </table:table-cell>
          <table:table-cell table:style-name="ce3" table:formula="of:=[.C6]/([.F6]-[.E6])-[.D6]/([.F6]*[.F6])" office:value-type="float" office:value="77642546.3744505">
            <text:p>77642546.4</text:p>
          </table:table-cell>
          <table:table-cell table:formula="of:=[.G6]/5000000" office:value-type="float" office:value="15.5285092748901">
            <text:p>15.53</text:p>
          </table:table-cell>
          <table:table-cell table:style-name="ce2" table:formula="of:=15-[.H6]" office:value-type="float" office:value="-0.528509274890101">
            <text:p>-0.529</text:p>
          </table:table-cell>
          <table:table-cell office:value-type="float" office:value="555">
            <text:p>555</text:p>
          </table:table-cell>
          <table:table-cell table:number-columns-repeated="2"/>
        </table:table-row>
        <table:table-row table:style-name="ro2">
          <table:table-cell office:value-type="string">
            <text:p>T</text:p>
          </table:table-cell>
          <table:table-cell table:style-name="ce1" office:value-type="float" office:value="830">
            <text:p>8.30E+002</text:p>
          </table:table-cell>
          <table:table-cell table:style-name="ce1" table:formula="of:=[.C6]" office:value-type="float" office:value="378895">
            <text:p>3.79E+005</text:p>
          </table:table-cell>
          <table:table-cell table:style-name="ce1" table:formula="of:=[.D6]" office:value-type="float" office:value="1663.75">
            <text:p>1.66E+003</text:p>
          </table:table-cell>
          <table:table-cell table:style-name="ce1" table:formula="of:=[.E6]" office:value-type="float" office:value="0.001672">
            <text:p>1.67E-003</text:p>
          </table:table-cell>
          <table:table-cell table:style-name="ce1" table:formula="of:=[.F3]*2.5" office:value-type="float" office:value="0.004185">
            <text:p>4.19E-003</text:p>
          </table:table-cell>
          <table:table-cell table:style-name="ce3" table:formula="of:=[.C7]/([.F7]-[.E7])-[.D7]/([.F7]*[.F7])" office:value-type="float" office:value="55779763.4804949">
            <text:p>55779763.5</text:p>
          </table:table-cell>
          <table:table-cell table:formula="of:=[.G7]/5000000" office:value-type="float" office:value="11.155952696099">
            <text:p>11.16</text:p>
          </table:table-cell>
          <table:table-cell table:style-name="ce2" table:formula="of:=15-[.H7]" office:value-type="float" office:value="3.84404730390102">
            <text:p>3.844</text:p>
          </table:table-cell>
          <table:table-cell office:value-type="float" office:value="647">
            <text:p>647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7]" office:value-type="float" office:value="378895">
            <text:p>3.79E+005</text:p>
          </table:table-cell>
          <table:table-cell table:style-name="ce1" table:formula="of:=[.D7]" office:value-type="float" office:value="1663.75">
            <text:p>1.66E+003</text:p>
          </table:table-cell>
          <table:table-cell table:style-name="ce1" table:formula="of:=[.E7]" office:value-type="float" office:value="0.001672">
            <text:p>1.67E-003</text:p>
          </table:table-cell>
          <table:table-cell table:style-name="ce1" table:formula="of:=[.F3]*3.16" office:value-type="float" office:value="0.00528984">
            <text:p>5.29E-003</text:p>
          </table:table-cell>
          <table:table-cell table:style-name="ce3" table:formula="of:=[.C8]/([.F8]-[.E8])-[.D8]/([.F8]*[.F8])" office:value-type="float" office:value="45272617.1868504">
            <text:p>45272617.2</text:p>
          </table:table-cell>
          <table:table-cell table:formula="of:=[.G8]/5000000" office:value-type="float" office:value="9.05452343737007">
            <text:p>9.05</text:p>
          </table:table-cell>
          <table:table-cell table:style-name="ce2" table:formula="of:=15-[.H8]" office:value-type="float" office:value="5.94547656262993">
            <text:p>5.945</text:p>
          </table:table-cell>
          <table:table-cell office:value-type="float" office:value="740">
            <text:p>740</text:p>
          </table:table-cell>
          <table:table-cell table:number-columns-repeated="2"/>
        </table:table-row>
        <table:table-row table:style-name="ro2">
          <table:table-cell/>
          <table:table-cell table:style-name="ce1"/>
          <table:table-cell table:style-name="ce1" table:formula="of:=[.C8]" office:value-type="float" office:value="378895">
            <text:p>3.79E+005</text:p>
          </table:table-cell>
          <table:table-cell table:style-name="ce1" table:formula="of:=[.D8]" office:value-type="float" office:value="1663.75">
            <text:p>1.66E+003</text:p>
          </table:table-cell>
          <table:table-cell table:style-name="ce1" table:formula="of:=[.E8]" office:value-type="float" office:value="0.001672">
            <text:p>1.67E-003</text:p>
          </table:table-cell>
          <table:table-cell table:style-name="ce1" table:formula="of:=[.F3]*5" office:value-type="float" office:value="0.00837">
            <text:p>8.37E-003</text:p>
          </table:table-cell>
          <table:table-cell table:style-name="ce3" table:formula="of:=[.C9]/([.F9]-[.E9])-[.D9]/([.F9]*[.F9])" office:value-type="float" office:value="32819825.6585342">
            <text:p>32819825.7</text:p>
          </table:table-cell>
          <table:table-cell table:formula="of:=[.G9]/5000000" office:value-type="float" office:value="6.56396513170685">
            <text:p>6.56</text:p>
          </table:table-cell>
          <table:table-cell table:style-name="ce2" table:formula="of:=15-[.H9]" office:value-type="float" office:value="8.43603486829315">
            <text:p>8.436</text:p>
          </table:table-cell>
          <table:table-cell office:value-type="float" office:value="830">
            <text:p>83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1" table:formula="of:=[.C9]" office:value-type="float" office:value="378895">
            <text:p>3.79E+005</text:p>
          </table:table-cell>
          <table:table-cell table:style-name="ce1" table:formula="of:=[.D9]" office:value-type="float" office:value="1663.75">
            <text:p>1.66E+003</text:p>
          </table:table-cell>
          <table:table-cell table:style-name="ce1" table:formula="of:=[.E9]" office:value-type="float" office:value="0.001672">
            <text:p>1.67E-003</text:p>
          </table:table-cell>
          <table:table-cell table:style-name="ce1" table:formula="of:=[.F3]*6.3" office:value-type="float" office:value="0.0105462">
            <text:p>1.05E-002</text:p>
          </table:table-cell>
          <table:table-cell table:style-name="ce3" table:formula="of:=[.C10]/([.F10]-[.E10])-[.D10]/([.F10]*[.F10])" office:value-type="float" office:value="27737466.9255079">
            <text:p>27737466.9</text:p>
          </table:table-cell>
          <table:table-cell table:formula="of:=[.G10]/5000000" office:value-type="float" office:value="5.54749338510159">
            <text:p>5.55</text:p>
          </table:table-cell>
          <table:table-cell table:style-name="ce2" table:formula="of:=15-[.H10]" office:value-type="float" office:value="9.45250661489841">
            <text:p>9.453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0]" office:value-type="float" office:value="378895">
            <text:p>3.79E+005</text:p>
          </table:table-cell>
          <table:table-cell table:style-name="ce1" table:formula="of:=[.D10]" office:value-type="float" office:value="1663.75">
            <text:p>1.66E+003</text:p>
          </table:table-cell>
          <table:table-cell table:style-name="ce1" table:formula="of:=[.E10]" office:value-type="float" office:value="0.001672">
            <text:p>1.67E-003</text:p>
          </table:table-cell>
          <table:table-cell table:style-name="ce1" table:formula="of:=[.F3]*8" office:value-type="float" office:value="0.013392">
            <text:p>1.34E-002</text:p>
          </table:table-cell>
          <table:table-cell table:style-name="ce3" table:formula="of:=[.C11]/([.F11]-[.E11])-[.D11]/([.F11]*[.F11])" office:value-type="float" office:value="23052146.4139142">
            <text:p>23052146.4</text:p>
          </table:table-cell>
          <table:table-cell table:formula="of:=[.G11]/5000000" office:value-type="float" office:value="4.61042928278285">
            <text:p>4.61</text:p>
          </table:table-cell>
          <table:table-cell table:style-name="ce2" table:formula="of:=15-[.H11]" office:value-type="float" office:value="10.3895707172172">
            <text:p>10.39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1]" office:value-type="float" office:value="378895">
            <text:p>3.79E+005</text:p>
          </table:table-cell>
          <table:table-cell table:style-name="ce1" table:formula="of:=[.D11]" office:value-type="float" office:value="1663.75">
            <text:p>1.66E+003</text:p>
          </table:table-cell>
          <table:table-cell table:style-name="ce1" table:formula="of:=[.E11]" office:value-type="float" office:value="0.001672">
            <text:p>1.67E-003</text:p>
          </table:table-cell>
          <table:table-cell table:style-name="ce1" table:formula="of:=[.F3]*10" office:value-type="float" office:value="0.01674">
            <text:p>1.67E-002</text:p>
          </table:table-cell>
          <table:table-cell table:style-name="ce3" table:formula="of:=[.C12]/([.F12]-[.E12])-[.D12]/([.F12]*[.F12])" office:value-type="float" office:value="19208534.7088092">
            <text:p>19208534.7</text:p>
          </table:table-cell>
          <table:table-cell table:formula="of:=[.G12]/5000000" office:value-type="float" office:value="3.84170694176183">
            <text:p>3.84</text:p>
          </table:table-cell>
          <table:table-cell table:style-name="ce2" table:formula="of:=15-[.H12]" office:value-type="float" office:value="11.1582930582382">
            <text:p>11.158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2]" office:value-type="float" office:value="378895">
            <text:p>3.79E+005</text:p>
          </table:table-cell>
          <table:table-cell table:style-name="ce1" table:formula="of:=[.D12]" office:value-type="float" office:value="1663.75">
            <text:p>1.66E+003</text:p>
          </table:table-cell>
          <table:table-cell table:style-name="ce1" table:formula="of:=[.E12]" office:value-type="float" office:value="0.001672">
            <text:p>1.67E-003</text:p>
          </table:table-cell>
          <table:table-cell table:style-name="ce1" table:formula="of:=[.F4]*10" office:value-type="float" office:value="0.020925">
            <text:p>2.09E-002</text:p>
          </table:table-cell>
          <table:table-cell table:style-name="ce3" table:formula="of:=[.C13]/([.F13]-[.E13])-[.D13]/([.F13]*[.F13])" office:value-type="float" office:value="15880021.6886602">
            <text:p>15880021.7</text:p>
          </table:table-cell>
          <table:table-cell table:formula="of:=[.G13]/5000000" office:value-type="float" office:value="3.17600433773203">
            <text:p>3.18</text:p>
          </table:table-cell>
          <table:table-cell table:style-name="ce2" table:formula="of:=15-[.H13]" office:value-type="float" office:value="11.823995662268">
            <text:p>11.824</text:p>
          </table:table-cell>
          <table:table-cell table:number-columns-repeated="2"/>
          <table:table-cell table:formula="of:=258/175" office:value-type="float" office:value="1.47428571428571">
            <text:p>1.474</text:p>
          </table:table-cell>
        </table:table-row>
        <table:table-row table:style-name="ro2">
          <table:table-cell/>
          <table:table-cell table:style-name="ce1"/>
          <table:table-cell table:style-name="ce1" table:formula="of:=[.C13]" office:value-type="float" office:value="378895">
            <text:p>3.79E+005</text:p>
          </table:table-cell>
          <table:table-cell table:style-name="ce1" table:formula="of:=[.D13]" office:value-type="float" office:value="1663.75">
            <text:p>1.66E+003</text:p>
          </table:table-cell>
          <table:table-cell table:style-name="ce1" table:formula="of:=[.E13]" office:value-type="float" office:value="0.001672">
            <text:p>1.67E-003</text:p>
          </table:table-cell>
          <table:table-cell table:style-name="ce1" table:formula="of:=[.F5]*10" office:value-type="float" office:value="0.0264492">
            <text:p>2.64E-002</text:p>
          </table:table-cell>
          <table:table-cell table:style-name="ce3" table:formula="of:=[.C14]/([.F14]-[.E14])-[.D14]/([.F14]*[.F14])" office:value-type="float" office:value="12913803.024666">
            <text:p>12913803.0</text:p>
          </table:table-cell>
          <table:table-cell table:formula="of:=[.G14]/5000000" office:value-type="float" office:value="2.5827606049332">
            <text:p>2.58</text:p>
          </table:table-cell>
          <table:table-cell table:style-name="ce2" table:formula="of:=15-[.H14]" office:value-type="float" office:value="12.4172393950668">
            <text:p>12.417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4]" office:value-type="float" office:value="378895">
            <text:p>3.79E+005</text:p>
          </table:table-cell>
          <table:table-cell table:style-name="ce1" table:formula="of:=[.D14]" office:value-type="float" office:value="1663.75">
            <text:p>1.66E+003</text:p>
          </table:table-cell>
          <table:table-cell table:style-name="ce1" table:formula="of:=[.E14]" office:value-type="float" office:value="0.001672">
            <text:p>1.67E-003</text:p>
          </table:table-cell>
          <table:table-cell table:style-name="ce1" table:formula="of:=[.F6]*10" office:value-type="float" office:value="0.03348">
            <text:p>3.35E-002</text:p>
          </table:table-cell>
          <table:table-cell table:style-name="ce3" table:formula="of:=[.C15]/([.F15]-[.E15])-[.D15]/([.F15]*[.F15])" office:value-type="float" office:value="10427655.8322323">
            <text:p>10427655.8</text:p>
          </table:table-cell>
          <table:table-cell table:formula="of:=[.G15]/5000000" office:value-type="float" office:value="2.08553116644646">
            <text:p>2.09</text:p>
          </table:table-cell>
          <table:table-cell table:style-name="ce2" table:formula="of:=15-[.H15]" office:value-type="float" office:value="12.9144688335535">
            <text:p>12.914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5]" office:value-type="float" office:value="378895">
            <text:p>3.79E+005</text:p>
          </table:table-cell>
          <table:table-cell table:style-name="ce1" table:formula="of:=[.D15]" office:value-type="float" office:value="1663.75">
            <text:p>1.66E+003</text:p>
          </table:table-cell>
          <table:table-cell table:style-name="ce1" table:formula="of:=[.E15]" office:value-type="float" office:value="0.001672">
            <text:p>1.67E-003</text:p>
          </table:table-cell>
          <table:table-cell table:style-name="ce1" table:formula="of:=[.F7]*10" office:value-type="float" office:value="0.04185">
            <text:p>4.19E-002</text:p>
          </table:table-cell>
          <table:table-cell table:style-name="ce3" table:formula="of:=[.C16]/([.F16]-[.E16])-[.D16]/([.F16]*[.F16])" office:value-type="float" office:value="8480467.55845965">
            <text:p>8480467.6</text:p>
          </table:table-cell>
          <table:table-cell table:formula="of:=[.G16]/5000000" office:value-type="float" office:value="1.69609351169193">
            <text:p>1.7</text:p>
          </table:table-cell>
          <table:table-cell table:style-name="ce2" table:formula="of:=15-[.H16]" office:value-type="float" office:value="13.3039064883081">
            <text:p>13.304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6]" office:value-type="float" office:value="378895">
            <text:p>3.79E+005</text:p>
          </table:table-cell>
          <table:table-cell table:style-name="ce1" table:formula="of:=[.D16]" office:value-type="float" office:value="1663.75">
            <text:p>1.66E+003</text:p>
          </table:table-cell>
          <table:table-cell table:style-name="ce1" table:formula="of:=[.E16]" office:value-type="float" office:value="0.001672">
            <text:p>1.67E-003</text:p>
          </table:table-cell>
          <table:table-cell table:style-name="ce1" table:formula="of:=[.F8]*10" office:value-type="float" office:value="0.0528984">
            <text:p>5.29E-002</text:p>
          </table:table-cell>
          <table:table-cell table:style-name="ce3" table:formula="of:=[.C17]/([.F17]-[.E17])-[.D17]/([.F17]*[.F17])" office:value-type="float" office:value="6801909.15432782">
            <text:p>6801909.2</text:p>
          </table:table-cell>
          <table:table-cell table:formula="of:=[.G17]/5000000" office:value-type="float" office:value="1.36038183086556">
            <text:p>1.36</text:p>
          </table:table-cell>
          <table:table-cell table:style-name="ce2" table:formula="of:=15-[.H17]" office:value-type="float" office:value="13.6396181691344">
            <text:p>13.64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7]" office:value-type="float" office:value="378895">
            <text:p>3.79E+005</text:p>
          </table:table-cell>
          <table:table-cell table:style-name="ce1" table:formula="of:=[.D17]" office:value-type="float" office:value="1663.75">
            <text:p>1.66E+003</text:p>
          </table:table-cell>
          <table:table-cell table:style-name="ce1" table:formula="of:=[.E17]" office:value-type="float" office:value="0.001672">
            <text:p>1.67E-003</text:p>
          </table:table-cell>
          <table:table-cell table:style-name="ce1" table:formula="of:=[.F9]*10" office:value-type="float" office:value="0.0837">
            <text:p>8.37E-002</text:p>
          </table:table-cell>
          <table:table-cell table:style-name="ce3" table:formula="of:=[.C18]/([.F18]-[.E18])-[.D18]/([.F18]*[.F18])" office:value-type="float" office:value="4381607.95065553">
            <text:p>4381608.0</text:p>
          </table:table-cell>
          <table:table-cell table:formula="of:=[.G18]/5000000" office:value-type="float" office:value="0.876321590131107">
            <text:p>0.88</text:p>
          </table:table-cell>
          <table:table-cell table:style-name="ce2" table:formula="of:=15-[.H18]" office:value-type="float" office:value="14.1236784098689">
            <text:p>14.124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8]" office:value-type="float" office:value="378895">
            <text:p>3.79E+005</text:p>
          </table:table-cell>
          <table:table-cell table:style-name="ce1" table:formula="of:=[.D18]" office:value-type="float" office:value="1663.75">
            <text:p>1.66E+003</text:p>
          </table:table-cell>
          <table:table-cell table:style-name="ce1" table:formula="of:=[.E18]" office:value-type="float" office:value="0.001672">
            <text:p>1.67E-003</text:p>
          </table:table-cell>
          <table:table-cell table:style-name="ce1" table:formula="of:=[.F10]*10" office:value-type="float" office:value="0.105462">
            <text:p>1.05E-001</text:p>
          </table:table-cell>
          <table:table-cell table:style-name="ce3" table:formula="of:=[.C19]/([.F19]-[.E19])-[.D19]/([.F19]*[.F19])" office:value-type="float" office:value="3501004.78147298">
            <text:p>3501004.8</text:p>
          </table:table-cell>
          <table:table-cell table:formula="of:=[.G19]/5000000" office:value-type="float" office:value="0.700200956294597">
            <text:p>0.7</text:p>
          </table:table-cell>
          <table:table-cell table:style-name="ce2" table:formula="of:=15-[.H19]" office:value-type="float" office:value="14.2997990437054">
            <text:p>14.300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19]" office:value-type="float" office:value="378895">
            <text:p>3.79E+005</text:p>
          </table:table-cell>
          <table:table-cell table:style-name="ce1" table:formula="of:=[.D19]" office:value-type="float" office:value="1663.75">
            <text:p>1.66E+003</text:p>
          </table:table-cell>
          <table:table-cell table:style-name="ce1" table:formula="of:=[.E19]" office:value-type="float" office:value="0.001672">
            <text:p>1.67E-003</text:p>
          </table:table-cell>
          <table:table-cell table:style-name="ce1" table:formula="of:=[.F11]*10" office:value-type="float" office:value="0.13392">
            <text:p>1.34E-001</text:p>
          </table:table-cell>
          <table:table-cell table:style-name="ce3" table:formula="of:=[.C20]/([.F20]-[.E20])-[.D20]/([.F20]*[.F20])" office:value-type="float" office:value="2772266.09074098">
            <text:p>2772266.1</text:p>
          </table:table-cell>
          <table:table-cell table:formula="of:=[.G20]/5000000" office:value-type="float" office:value="0.554453218148196">
            <text:p>0.55</text:p>
          </table:table-cell>
          <table:table-cell table:style-name="ce2" table:formula="of:=15-[.H20]" office:value-type="float" office:value="14.4455467818518">
            <text:p>14.446</text:p>
          </table:table-cell>
          <table:table-cell table:number-columns-repeated="3"/>
        </table:table-row>
        <table:table-row table:style-name="ro2">
          <table:table-cell/>
          <table:table-cell table:style-name="ce1"/>
          <table:table-cell table:style-name="ce1" table:formula="of:=[.C20]" office:value-type="float" office:value="378895">
            <text:p>3.79E+005</text:p>
          </table:table-cell>
          <table:table-cell table:style-name="ce1" table:formula="of:=[.D20]" office:value-type="float" office:value="1663.75">
            <text:p>1.66E+003</text:p>
          </table:table-cell>
          <table:table-cell table:style-name="ce1" table:formula="of:=[.E20]" office:value-type="float" office:value="0.001672">
            <text:p>1.67E-003</text:p>
          </table:table-cell>
          <table:table-cell table:style-name="ce1" table:formula="of:=[.F12]*10" office:value-type="float" office:value="0.1674">
            <text:p>1.67E-001</text:p>
          </table:table-cell>
          <table:table-cell table:style-name="ce3" table:formula="of:=[.C21]/([.F21]-[.E21])-[.D21]/([.F21]*[.F21])" office:value-type="float" office:value="2226874.75584575">
            <text:p>2226874.8</text:p>
          </table:table-cell>
          <table:table-cell table:formula="of:=[.G21]/5000000" office:value-type="float" office:value="0.445374951169151">
            <text:p>0.45</text:p>
          </table:table-cell>
          <table:table-cell table:style-name="ce2" table:formula="of:=15-[.H21]" office:value-type="float" office:value="14.5546250488308">
            <text:p>14.555</text:p>
          </table:table-cell>
          <table:table-cell table:number-columns-repeated="3"/>
        </table:table-row>
        <table:table-row table:style-name="ro2" table:number-rows-repeated="9">
          <table:table-cell/>
          <table:table-cell table:style-name="ce1" table:number-columns-repeated="5"/>
          <table:table-cell table:style-name="ce3"/>
          <table:table-cell/>
          <table:table-cell table:style-name="ce2"/>
          <table:table-cell table:number-columns-repeated="3"/>
        </table:table-row>
        <table:table-row table:style-name="ro2" table:number-rows-repeated="1048545">
          <table:table-cell table:number-columns-repeated="12"/>
        </table:table-row>
        <table:table-row table:style-name="ro2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0" number:min-integer-digits="3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DataPilot_20_Title" style:display-name="DataPilot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DataPilot_20_Result" style:display-name="DataPilot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19">04/19/2010</text:date>, <text:time>15:16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chultheiss </meta:initial-creator>
    <meta:creation-date>2009-11-16T15:36:40</meta:creation-date>
    <dc:date>2010-04-19T15:16:15</dc:date>
    <dc:creator>schultheiss </dc:creator>
    <meta:editing-duration>PT03H50M15S</meta:editing-duration>
    <meta:editing-cycles>10</meta:editing-cycles>
    <meta:generator>OpenOffice.org/3.1$Unix OpenOffice.org_project/310m19$Build-9420</meta:generator>
    <meta:document-statistic meta:table-count="7" meta:cell-count="1177" meta:object-count="0"/>
  </office:meta>
</office:document-meta>
</file>